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5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2833in" style:rel-column-width="2774*"/>
    </style:style>
    <style:style style:name="Table2.B" style:family="table-column">
      <style:table-column-properties style:column-width="1.7146in" style:rel-column-width="16788*"/>
    </style:style>
    <style:style style:name="Table2.C" style:family="table-column">
      <style:table-column-properties style:column-width="1.6861in" style:rel-column-width="16509*"/>
    </style:style>
    <style:style style:name="Table2.D" style:family="table-column">
      <style:table-column-properties style:column-width="3.009in" style:rel-column-width="294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7194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2833in" style:rel-column-width="2774*"/>
    </style:style>
    <style:style style:name="Table3.B" style:family="table-column">
      <style:table-column-properties style:column-width="1.7146in" style:rel-column-width="16788*"/>
    </style:style>
    <style:style style:name="Table3.C" style:family="table-column">
      <style:table-column-properties style:column-width="1.6861in" style:rel-column-width="16509*"/>
    </style:style>
    <style:style style:name="Table3.D" style:family="table-column">
      <style:table-column-properties style:column-width="3.009in" style:rel-column-width="294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7194in"/>
    </style:style>
    <style:style style:name="Table6.5" style:family="table-row">
      <style:table-row-properties style:min-row-height="0.3882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2833in" style:rel-column-width="2774*"/>
    </style:style>
    <style:style style:name="Table4.B" style:family="table-column">
      <style:table-column-properties style:column-width="1.7146in" style:rel-column-width="16788*"/>
    </style:style>
    <style:style style:name="Table4.C" style:family="table-column">
      <style:table-column-properties style:column-width="1.6861in" style:rel-column-width="16509*"/>
    </style:style>
    <style:style style:name="Table4.D" style:family="table-column">
      <style:table-column-properties style:column-width="3.009in" style:rel-column-width="2946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0.7194in"/>
    </style:style>
    <style:style style:name="Table7.5" style:family="table-row">
      <style:table-row-properties style:min-row-height="0.3882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2833in" style:rel-column-width="2774*"/>
    </style:style>
    <style:style style:name="Table8.B" style:family="table-column">
      <style:table-column-properties style:column-width="1.7146in" style:rel-column-width="16788*"/>
    </style:style>
    <style:style style:name="Table8.C" style:family="table-column">
      <style:table-column-properties style:column-width="1.6861in" style:rel-column-width="16509*"/>
    </style:style>
    <style:style style:name="Table8.D" style:family="table-column">
      <style:table-column-properties style:column-width="3.009in" style:rel-column-width="29464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7194in"/>
    </style:style>
    <style:style style:name="Table9.5" style:family="table-row">
      <style:table-row-properties style:min-row-height="0.3882in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2833in" style:rel-column-width="2774*"/>
    </style:style>
    <style:style style:name="Table10.B" style:family="table-column">
      <style:table-column-properties style:column-width="1.7146in" style:rel-column-width="16788*"/>
    </style:style>
    <style:style style:name="Table10.C" style:family="table-column">
      <style:table-column-properties style:column-width="1.6861in" style:rel-column-width="16509*"/>
    </style:style>
    <style:style style:name="Table10.D" style:family="table-column">
      <style:table-column-properties style:column-width="3.009in" style:rel-column-width="29464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7194in"/>
    </style:style>
    <style:style style:name="Table11.5" style:family="table-row">
      <style:table-row-properties style:min-row-height="0.3882in"/>
    </style:style>
    <style:style style:name="P1" style:family="paragraph" style:parent-style-name="Standard">
      <style:paragraph-properties fo:text-align="start" style:justify-single-word="false"/>
      <style:text-properties fo:font-size="18pt" officeooo:rsid="0009834b" officeooo:paragraph-rsid="0009834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32pt" officeooo:rsid="0009834b" officeooo:paragraph-rsid="0009834b" style:font-size-asian="28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24pt" officeooo:rsid="0009834b" officeooo:paragraph-rsid="0009834b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0b58f4" officeooo:paragraph-rsid="000b58f4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30pt" officeooo:rsid="0009834b" officeooo:paragraph-rsid="0009834b" style:font-size-asian="30pt" style:font-size-complex="30pt"/>
    </style:style>
    <style:style style:name="P6" style:family="paragraph" style:parent-style-name="Standard">
      <style:paragraph-properties fo:text-align="start" style:justify-single-word="false"/>
      <style:text-properties fo:font-size="12pt" officeooo:rsid="0009834b" officeooo:paragraph-rsid="0009834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3pt" officeooo:rsid="0009834b" officeooo:paragraph-rsid="0009834b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2db176" officeooo:paragraph-rsid="002db176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4pt" officeooo:rsid="000c0639" officeooo:paragraph-rsid="000c0639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c0639" officeooo:paragraph-rsid="000e0d16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c0639" officeooo:paragraph-rsid="002141e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0c0639" officeooo:paragraph-rsid="000c063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0c0639" officeooo:paragraph-rsid="00251506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251506" officeooo:paragraph-rsid="00251506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251506" officeooo:paragraph-rsid="002a7d0c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09834b" officeooo:paragraph-rsid="000b58f4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officeooo:paragraph-rsid="000e0d16"/>
    </style:style>
    <style:style style:name="P18" style:family="paragraph" style:parent-style-name="Standard">
      <style:paragraph-properties fo:text-align="center" style:justify-single-word="false"/>
      <style:text-properties officeooo:paragraph-rsid="002141ec"/>
    </style:style>
    <style:style style:name="P19" style:family="paragraph" style:parent-style-name="Standard">
      <style:paragraph-properties fo:text-align="center" style:justify-single-word="false"/>
      <style:text-properties officeooo:paragraph-rsid="002a7d0c"/>
    </style:style>
    <style:style style:name="P20" style:family="paragraph" style:parent-style-name="Table_20_Contents">
      <style:paragraph-properties fo:text-align="start" style:justify-single-word="false"/>
      <style:text-properties fo:font-size="13pt" officeooo:rsid="000c0639" officeooo:paragraph-rsid="000c0639" style:font-size-asian="13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fo:font-size="13pt" officeooo:rsid="000c0639" officeooo:paragraph-rsid="000e0d16" style:font-size-asian="13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fo:font-size="13pt" officeooo:rsid="000c0639" officeooo:paragraph-rsid="002141ec" style:font-size-asian="13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fo:font-size="13pt" officeooo:rsid="000c0639" officeooo:paragraph-rsid="000cdcae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0c0639" officeooo:paragraph-rsid="000c0639" style:font-size-asian="13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26" style:family="paragraph" style:parent-style-name="Table_20_Contents">
      <style:paragraph-properties fo:text-align="start" style:justify-single-word="false"/>
      <style:text-properties fo:font-size="13pt" officeooo:paragraph-rsid="000e0d16" style:font-size-asian="13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fo:font-size="13pt" officeooo:paragraph-rsid="002141ec" style:font-size-asian="13pt" style:font-size-complex="13pt"/>
    </style:style>
    <style:style style:name="P28" style:family="paragraph" style:parent-style-name="Table_20_Contents">
      <style:paragraph-properties fo:text-align="start" style:justify-single-word="false"/>
      <style:text-properties fo:font-size="13pt" officeooo:rsid="000cdcae" officeooo:paragraph-rsid="000cdcae" style:font-size-asian="13pt" style:font-size-complex="13pt"/>
    </style:style>
    <style:style style:name="P29" style:family="paragraph" style:parent-style-name="Table_20_Contents">
      <style:paragraph-properties fo:text-align="start" style:justify-single-word="false"/>
      <style:text-properties fo:font-size="13pt" officeooo:rsid="000cdcae" officeooo:paragraph-rsid="000e0d16" style:font-size-asian="13pt" style:font-size-complex="13pt"/>
    </style:style>
    <style:style style:name="P30" style:family="paragraph" style:parent-style-name="Table_20_Contents">
      <style:paragraph-properties fo:text-align="start" style:justify-single-word="false"/>
      <style:text-properties fo:font-size="13pt" officeooo:rsid="000cdcae" officeooo:paragraph-rsid="002141ec" style:font-size-asian="13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fo:font-size="13pt" officeooo:rsid="000cdcae" officeooo:paragraph-rsid="00251506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157618" officeooo:paragraph-rsid="00157618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157618" officeooo:paragraph-rsid="002141ec" style:font-size-asian="13pt" style:font-size-complex="13pt"/>
    </style:style>
    <style:style style:name="P34" style:family="paragraph" style:parent-style-name="Table_20_Contents">
      <style:paragraph-properties fo:text-align="start" style:justify-single-word="false"/>
      <style:text-properties fo:font-size="13pt" officeooo:rsid="00157618" officeooo:paragraph-rsid="00157618" style:font-size-asian="13pt" style:font-size-complex="13pt"/>
    </style:style>
    <style:style style:name="P35" style:family="paragraph" style:parent-style-name="Table_20_Contents">
      <style:paragraph-properties fo:text-align="start" style:justify-single-word="false"/>
      <style:text-properties fo:font-size="13pt" officeooo:rsid="00157618" officeooo:paragraph-rsid="002141ec" style:font-size-asian="13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fo:font-size="13pt" officeooo:rsid="00215201" officeooo:paragraph-rsid="00215201" style:font-size-asian="13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fo:font-size="13pt" officeooo:rsid="00215201" officeooo:paragraph-rsid="0022ec71" style:font-size-asian="13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fo:font-size="13pt" officeooo:rsid="000e0d16" officeooo:paragraph-rsid="000e0d16" style:font-size-asian="13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fo:font-size="13pt" officeooo:rsid="000e0d16" officeooo:paragraph-rsid="002141ec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fo:font-size="13pt" officeooo:rsid="000e0d16" officeooo:paragraph-rsid="000e0d16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fo:font-size="13pt" officeooo:rsid="000e0d16" officeooo:paragraph-rsid="002141ec" style:font-size-asian="13pt" style:font-size-complex="13pt"/>
    </style:style>
    <style:style style:name="P42" style:family="paragraph" style:parent-style-name="Table_20_Contents">
      <style:paragraph-properties fo:text-align="center" style:justify-single-word="false"/>
      <style:text-properties fo:font-size="13pt" officeooo:rsid="0022ec71" officeooo:paragraph-rsid="0022ec71" style:font-size-asian="13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fo:font-size="13pt" officeooo:rsid="0022ec71" officeooo:paragraph-rsid="0022ec71" style:font-size-asian="13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fo:font-size="13pt" officeooo:rsid="00251506" officeooo:paragraph-rsid="00251506" style:font-size-asian="13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fo:font-size="13pt" officeooo:rsid="00251506" officeooo:paragraph-rsid="002a7d0c" style:font-size-asian="13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fo:font-size="13pt" officeooo:rsid="00251506" officeooo:paragraph-rsid="002db176" style:font-size-asian="13pt" style:font-size-complex="13pt"/>
    </style:style>
    <style:style style:name="P47" style:family="paragraph" style:parent-style-name="Table_20_Contents">
      <style:paragraph-properties fo:text-align="center" style:justify-single-word="false"/>
      <style:text-properties fo:font-size="13pt" officeooo:rsid="00251506" officeooo:paragraph-rsid="00251506" style:font-size-asian="13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fo:font-size="13pt" officeooo:rsid="00259ae0" officeooo:paragraph-rsid="00259ae0" style:font-size-asian="13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fo:font-size="13pt" officeooo:rsid="00259ae0" officeooo:paragraph-rsid="002844bf" style:font-size-asian="13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fo:font-size="13pt" officeooo:rsid="00259ae0" officeooo:paragraph-rsid="002cc819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02844bf" officeooo:paragraph-rsid="002844bf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3pt" officeooo:rsid="002a7d0c" officeooo:paragraph-rsid="002a7d0c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fo:font-size="13pt" officeooo:rsid="002db176" officeooo:paragraph-rsid="002db176" style:font-size-asian="13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fo:font-size="18pt" officeooo:rsid="000b58f4" officeooo:paragraph-rsid="000c0639" style:font-size-asian="18pt" style:font-size-complex="18pt"/>
    </style:style>
    <style:style style:name="P55" style:family="paragraph" style:parent-style-name="Table_20_Contents">
      <style:paragraph-properties fo:text-align="start" style:justify-single-word="false"/>
      <style:text-properties fo:font-size="18pt" officeooo:rsid="000b58f4" officeooo:paragraph-rsid="000b58f4" style:font-size-asian="18pt" style:font-size-complex="18pt"/>
    </style:style>
    <style:style style:name="P56" style:family="paragraph" style:parent-style-name="Table_20_Contents">
      <style:paragraph-properties fo:text-align="start" style:justify-single-word="false"/>
      <style:text-properties officeooo:paragraph-rsid="002a7d0c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8pt" fo:font-weight="bold" officeooo:rsid="0009834b" officeooo:paragraph-rsid="0009834b" style:font-size-asian="15.75pt" style:font-weight-asian="bold" style:font-size-complex="18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8pt" fo:font-weight="bold" officeooo:rsid="000aed6c" officeooo:paragraph-rsid="000aed6c" style:font-size-asian="15.75pt" style:font-weight-asian="bold" style:font-size-complex="18pt" style:font-weight-complex="bold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3pt" officeooo:paragraph-rsid="000aed6c" style:font-size-asian="13pt" style:font-size-complex="13pt"/>
    </style:style>
    <style:style style:name="P60" style:family="paragraph" style:parent-style-name="Standard" style:list-style-name="L3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61" style:family="paragraph" style:parent-style-name="Standard" style:list-style-name="L5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62" style:family="paragraph" style:parent-style-name="Standard" style:list-style-name="L6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63" style:family="paragraph" style:parent-style-name="Standard" style:list-style-name="L7">
      <style:paragraph-properties fo:text-align="start" style:justify-single-word="false"/>
      <style:text-properties fo:font-size="13pt" officeooo:rsid="0009834b" officeooo:paragraph-rsid="0009834b" style:font-size-asian="13pt" style:font-size-complex="13pt"/>
    </style:style>
    <style:style style:name="P64" style:family="paragraph" style:parent-style-name="Standard" style:list-style-name="L4">
      <style:paragraph-properties fo:text-align="start" style:justify-single-word="false"/>
      <style:text-properties fo:font-size="13pt" officeooo:rsid="000aed6c" officeooo:paragraph-rsid="000aed6c" style:font-size-asian="13pt" style:font-size-complex="13pt"/>
    </style:style>
    <style:style style:name="P65" style:family="paragraph" style:parent-style-name="Standard">
      <style:paragraph-properties fo:text-align="center" style:justify-single-word="false"/>
      <style:text-properties fo:font-size="14pt" officeooo:rsid="000c0639" officeooo:paragraph-rsid="002a7d0c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fo:font-size="14pt" officeooo:rsid="000c0639" officeooo:paragraph-rsid="0031a7ce" style:font-size-asian="14pt" style:font-size-complex="14pt"/>
    </style:style>
    <style:style style:name="P67" style:family="paragraph" style:parent-style-name="Standard">
      <style:paragraph-properties fo:text-align="center" style:justify-single-word="false"/>
      <style:text-properties fo:font-size="14pt" officeooo:rsid="000c0639" officeooo:paragraph-rsid="003607f0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fo:font-size="14pt" officeooo:rsid="000c0639" officeooo:paragraph-rsid="0031a7ce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fo:font-size="14pt" officeooo:rsid="000c0639" officeooo:paragraph-rsid="003607f0" style:font-size-asian="14pt" style:font-size-complex="14pt"/>
    </style:style>
    <style:style style:name="P70" style:family="paragraph" style:parent-style-name="Standard">
      <style:paragraph-properties fo:text-align="center" style:justify-single-word="false"/>
      <style:text-properties fo:font-size="14pt" officeooo:paragraph-rsid="003607f0" style:font-size-asian="14pt" style:font-size-complex="14pt"/>
    </style:style>
    <style:style style:name="P71" style:family="paragraph" style:parent-style-name="Standard">
      <style:paragraph-properties fo:text-align="center" style:justify-single-word="false"/>
      <style:text-properties fo:font-size="14pt" officeooo:paragraph-rsid="0031a7ce" style:font-size-asian="14pt" style:font-size-complex="14pt"/>
    </style:style>
    <style:style style:name="P72" style:family="paragraph" style:parent-style-name="Standard">
      <style:paragraph-properties fo:text-align="center" style:justify-single-word="false"/>
      <style:text-properties officeooo:paragraph-rsid="003607f0"/>
    </style:style>
    <style:style style:name="P73" style:family="paragraph" style:parent-style-name="Table_20_Contents" style:list-style-name="L8">
      <style:paragraph-properties fo:text-align="start" style:justify-single-word="false"/>
      <style:text-properties fo:font-size="13pt" officeooo:rsid="000b58f4" officeooo:paragraph-rsid="000b58f4" style:font-size-asian="11.3500003814697pt" style:font-size-complex="13pt"/>
    </style:style>
    <style:style style:name="P74" style:family="paragraph" style:parent-style-name="Table_20_Contents" style:list-style-name="L8">
      <style:paragraph-properties fo:text-align="start" style:justify-single-word="false"/>
      <style:text-properties fo:font-size="13pt" officeooo:rsid="000b58f4" officeooo:paragraph-rsid="000c0639" style:font-size-asian="11.3500003814697pt" style:font-size-complex="13pt"/>
    </style:style>
    <style:style style:name="P75" style:family="paragraph" style:parent-style-name="Table_20_Contents">
      <style:paragraph-properties fo:text-align="start" style:justify-single-word="false"/>
      <style:text-properties fo:font-size="13pt" officeooo:rsid="002a7d0c" officeooo:paragraph-rsid="002a7d0c" style:font-size-asian="13pt" style:font-size-complex="13pt"/>
    </style:style>
    <style:style style:name="P76" style:family="paragraph" style:parent-style-name="Table_20_Contents">
      <style:paragraph-properties fo:text-align="start" style:justify-single-word="false"/>
      <style:text-properties fo:font-size="13pt" officeooo:paragraph-rsid="0031a7ce" style:font-size-asian="13pt" style:font-size-complex="13pt"/>
    </style:style>
    <style:style style:name="P77" style:family="paragraph" style:parent-style-name="Table_20_Contents">
      <style:paragraph-properties fo:text-align="start" style:justify-single-word="false"/>
      <style:text-properties fo:font-size="13pt" officeooo:paragraph-rsid="003607f0" style:font-size-asian="13pt" style:font-size-complex="13pt"/>
    </style:style>
    <style:style style:name="P78" style:family="paragraph" style:parent-style-name="Table_20_Contents">
      <style:paragraph-properties fo:text-align="start" style:justify-single-word="false"/>
      <style:text-properties fo:font-size="13pt" officeooo:rsid="000c0639" officeooo:paragraph-rsid="0031a7ce" style:font-size-asian="13pt" style:font-size-complex="13pt"/>
    </style:style>
    <style:style style:name="P79" style:family="paragraph" style:parent-style-name="Table_20_Contents">
      <style:paragraph-properties fo:text-align="start" style:justify-single-word="false"/>
      <style:text-properties fo:font-size="13pt" officeooo:rsid="000c0639" officeooo:paragraph-rsid="003607f0" style:font-size-asian="13pt" style:font-size-complex="13pt"/>
    </style:style>
    <style:style style:name="P80" style:family="paragraph" style:parent-style-name="Table_20_Contents">
      <style:paragraph-properties fo:text-align="center" style:justify-single-word="false"/>
      <style:text-properties fo:font-size="13pt" officeooo:rsid="00157618" officeooo:paragraph-rsid="0031a7ce" style:font-size-asian="13pt" style:font-size-complex="13pt"/>
    </style:style>
    <style:style style:name="P81" style:family="paragraph" style:parent-style-name="Table_20_Contents">
      <style:paragraph-properties fo:text-align="center" style:justify-single-word="false"/>
      <style:text-properties fo:font-size="13pt" officeooo:rsid="00157618" officeooo:paragraph-rsid="003607f0" style:font-size-asian="13pt" style:font-size-complex="13pt"/>
    </style:style>
    <style:style style:name="P82" style:family="paragraph" style:parent-style-name="Table_20_Contents">
      <style:paragraph-properties fo:text-align="start" style:justify-single-word="false"/>
      <style:text-properties fo:font-size="13pt" officeooo:rsid="00157618" officeooo:paragraph-rsid="003382cd" style:font-size-asian="13pt" style:font-size-complex="13pt"/>
    </style:style>
    <style:style style:name="P83" style:family="paragraph" style:parent-style-name="Table_20_Contents">
      <style:paragraph-properties fo:text-align="start" style:justify-single-word="false"/>
      <style:text-properties fo:font-size="13pt" officeooo:rsid="00157618" officeooo:paragraph-rsid="00342bea" style:font-size-asian="13pt" style:font-size-complex="13pt"/>
    </style:style>
    <style:style style:name="P84" style:family="paragraph" style:parent-style-name="Table_20_Contents">
      <style:paragraph-properties fo:text-align="start" style:justify-single-word="false"/>
      <style:text-properties fo:font-size="13pt" officeooo:rsid="00157618" officeooo:paragraph-rsid="003607f0" style:font-size-asian="13pt" style:font-size-complex="13pt"/>
    </style:style>
    <style:style style:name="P85" style:family="paragraph" style:parent-style-name="Table_20_Contents">
      <style:paragraph-properties fo:text-align="start" style:justify-single-word="false"/>
      <style:text-properties fo:font-size="13pt" officeooo:rsid="00215201" officeooo:paragraph-rsid="0031a7ce" style:font-size-asian="13pt" style:font-size-complex="13pt"/>
    </style:style>
    <style:style style:name="P86" style:family="paragraph" style:parent-style-name="Table_20_Contents">
      <style:paragraph-properties fo:text-align="start" style:justify-single-word="false"/>
      <style:text-properties fo:font-size="13pt" officeooo:rsid="00215201" officeooo:paragraph-rsid="003382cd" style:font-size-asian="13pt" style:font-size-complex="13pt"/>
    </style:style>
    <style:style style:name="P87" style:family="paragraph" style:parent-style-name="Table_20_Contents">
      <style:paragraph-properties fo:text-align="start" style:justify-single-word="false"/>
      <style:text-properties fo:font-size="13pt" officeooo:rsid="00215201" officeooo:paragraph-rsid="003607f0" style:font-size-asian="13pt" style:font-size-complex="13pt"/>
    </style:style>
    <style:style style:name="P88" style:family="paragraph" style:parent-style-name="Table_20_Contents">
      <style:paragraph-properties fo:text-align="start" style:justify-single-word="false"/>
      <style:text-properties fo:font-size="13pt" officeooo:rsid="000e0d16" officeooo:paragraph-rsid="0031a7ce" style:font-size-asian="13pt" style:font-size-complex="13pt"/>
    </style:style>
    <style:style style:name="P89" style:family="paragraph" style:parent-style-name="Table_20_Contents">
      <style:paragraph-properties fo:text-align="start" style:justify-single-word="false"/>
      <style:text-properties fo:font-size="13pt" officeooo:rsid="000e0d16" officeooo:paragraph-rsid="003607f0" style:font-size-asian="13pt" style:font-size-complex="13pt"/>
    </style:style>
    <style:style style:name="P90" style:family="paragraph" style:parent-style-name="Table_20_Contents">
      <style:paragraph-properties fo:text-align="center" style:justify-single-word="false"/>
      <style:text-properties fo:font-size="13pt" officeooo:rsid="000e0d16" officeooo:paragraph-rsid="0031a7ce" style:font-size-asian="13pt" style:font-size-complex="13pt"/>
    </style:style>
    <style:style style:name="P91" style:family="paragraph" style:parent-style-name="Table_20_Contents">
      <style:paragraph-properties fo:text-align="center" style:justify-single-word="false"/>
      <style:text-properties fo:font-size="13pt" officeooo:rsid="0022ec71" officeooo:paragraph-rsid="0031a7ce" style:font-size-asian="13pt" style:font-size-complex="13pt"/>
    </style:style>
    <style:style style:name="P92" style:family="paragraph" style:parent-style-name="Table_20_Contents">
      <style:paragraph-properties fo:text-align="center" style:justify-single-word="false"/>
      <style:text-properties fo:font-size="13pt" officeooo:rsid="0022ec71" officeooo:paragraph-rsid="003607f0" style:font-size-asian="13pt" style:font-size-complex="13pt"/>
    </style:style>
    <style:style style:name="P93" style:family="paragraph" style:parent-style-name="Table_20_Contents">
      <style:paragraph-properties fo:text-align="start" style:justify-single-word="false"/>
      <style:text-properties fo:font-size="13pt" officeooo:rsid="0022ec71" officeooo:paragraph-rsid="0031a7ce" style:font-size-asian="13pt" style:font-size-complex="13pt"/>
    </style:style>
    <style:style style:name="P94" style:family="paragraph" style:parent-style-name="Table_20_Contents">
      <style:paragraph-properties fo:text-align="start" style:justify-single-word="false"/>
      <style:text-properties fo:font-size="13pt" officeooo:rsid="0022ec71" officeooo:paragraph-rsid="003382cd" style:font-size-asian="13pt" style:font-size-complex="13pt"/>
    </style:style>
    <style:style style:name="P95" style:family="paragraph" style:parent-style-name="Table_20_Contents">
      <style:paragraph-properties fo:text-align="start" style:justify-single-word="false"/>
      <style:text-properties fo:font-size="13pt" officeooo:rsid="000cdcae" officeooo:paragraph-rsid="0031a7ce" style:font-size-asian="13pt" style:font-size-complex="13pt"/>
    </style:style>
    <style:style style:name="P96" style:family="paragraph" style:parent-style-name="Table_20_Contents">
      <style:paragraph-properties fo:text-align="start" style:justify-single-word="false"/>
      <style:text-properties fo:font-size="13pt" officeooo:rsid="000cdcae" officeooo:paragraph-rsid="003607f0" style:font-size-asian="13pt" style:font-size-complex="13pt"/>
    </style:style>
    <style:style style:name="P97" style:family="paragraph" style:parent-style-name="Table_20_Contents">
      <style:paragraph-properties fo:text-align="start" style:justify-single-word="false"/>
      <style:text-properties fo:font-size="13pt" officeooo:rsid="00251506" officeooo:paragraph-rsid="0031a7ce" style:font-size-asian="13pt" style:font-size-complex="13pt"/>
    </style:style>
    <style:style style:name="P98" style:family="paragraph" style:parent-style-name="Table_20_Contents">
      <style:paragraph-properties fo:text-align="start" style:justify-single-word="false"/>
      <style:text-properties fo:font-size="13pt" officeooo:rsid="00251506" officeooo:paragraph-rsid="003456af" style:font-size-asian="13pt" style:font-size-complex="13pt"/>
    </style:style>
    <style:style style:name="P99" style:family="paragraph" style:parent-style-name="Table_20_Contents">
      <style:paragraph-properties fo:text-align="start" style:justify-single-word="false"/>
      <style:text-properties fo:font-size="13pt" officeooo:rsid="00251506" officeooo:paragraph-rsid="003607f0" style:font-size-asian="13pt" style:font-size-complex="13pt"/>
    </style:style>
    <style:style style:name="P100" style:family="paragraph" style:parent-style-name="Table_20_Contents">
      <style:paragraph-properties fo:text-align="start" style:justify-single-word="false"/>
      <style:text-properties fo:font-size="13pt" officeooo:rsid="0031a7ce" officeooo:paragraph-rsid="0031a7ce" style:font-size-asian="13pt" style:font-size-complex="13pt"/>
    </style:style>
    <style:style style:name="P101" style:family="paragraph" style:parent-style-name="Table_20_Contents">
      <style:paragraph-properties fo:text-align="start" style:justify-single-word="false"/>
      <style:text-properties fo:font-size="13pt" officeooo:rsid="003382cd" officeooo:paragraph-rsid="003382cd" style:font-size-asian="13pt" style:font-size-complex="13pt"/>
    </style:style>
    <style:style style:name="P102" style:family="paragraph" style:parent-style-name="Table_20_Contents">
      <style:paragraph-properties fo:text-align="start" style:justify-single-word="false"/>
      <style:text-properties fo:font-size="13pt" officeooo:rsid="003382cd" officeooo:paragraph-rsid="003456af" style:font-size-asian="13pt" style:font-size-complex="13pt"/>
    </style:style>
    <style:style style:name="P103" style:family="paragraph" style:parent-style-name="Table_20_Contents">
      <style:paragraph-properties fo:text-align="center" style:justify-single-word="false"/>
      <style:text-properties fo:font-size="13pt" officeooo:rsid="003382cd" officeooo:paragraph-rsid="003382cd" style:font-size-asian="13pt" style:font-size-complex="13pt"/>
    </style:style>
    <style:style style:name="P104" style:family="paragraph" style:parent-style-name="Table_20_Contents">
      <style:paragraph-properties fo:text-align="start" style:justify-single-word="false"/>
      <style:text-properties fo:font-size="13pt" officeooo:rsid="00342bea" officeooo:paragraph-rsid="00342bea" style:font-size-asian="13pt" style:font-size-complex="13pt"/>
    </style:style>
    <style:style style:name="P105" style:family="paragraph" style:parent-style-name="Table_20_Contents">
      <style:paragraph-properties fo:text-align="start" style:justify-single-word="false"/>
      <style:text-properties fo:font-size="13pt" officeooo:rsid="003456af" officeooo:paragraph-rsid="003456af" style:font-size-asian="13pt" style:font-size-complex="13pt"/>
    </style:style>
    <style:style style:name="P106" style:family="paragraph" style:parent-style-name="Table_20_Contents">
      <style:paragraph-properties fo:text-align="start" style:justify-single-word="false"/>
      <style:text-properties fo:font-size="13pt" officeooo:rsid="003456af" officeooo:paragraph-rsid="003607f0" style:font-size-asian="13pt" style:font-size-complex="13pt"/>
    </style:style>
    <style:style style:name="P107" style:family="paragraph" style:parent-style-name="Table_20_Contents">
      <style:paragraph-properties fo:text-align="start" style:justify-single-word="false"/>
      <style:text-properties fo:font-size="13pt" officeooo:rsid="003607f0" officeooo:paragraph-rsid="003607f0" style:font-size-asian="13pt" style:font-size-complex="13pt"/>
    </style:style>
    <style:style style:name="P108" style:family="paragraph" style:parent-style-name="Table_20_Contents">
      <style:paragraph-properties fo:text-align="start" style:justify-single-word="false"/>
      <style:text-properties fo:font-size="13pt" officeooo:rsid="003793c3" officeooo:paragraph-rsid="003793c3" style:font-size-asian="13pt" style:font-size-complex="13pt"/>
    </style:style>
    <style:style style:name="P109" style:family="paragraph" style:parent-style-name="Table_20_Contents">
      <style:paragraph-properties fo:text-align="center" style:justify-single-word="false"/>
      <style:text-properties fo:font-size="13pt" officeooo:rsid="003793c3" officeooo:paragraph-rsid="003793c3" style:font-size-asian="13pt" style:font-size-complex="13pt"/>
    </style:style>
    <style:style style:name="P110" style:family="paragraph" style:parent-style-name="Table_20_Contents" style:list-style-name="L8">
      <style:paragraph-properties fo:text-align="start" style:justify-single-word="false"/>
      <style:text-properties officeooo:paragraph-rsid="000c0639"/>
    </style:style>
    <style:style style:name="P111" style:family="paragraph" style:parent-style-name="Table_20_Contents">
      <style:paragraph-properties fo:text-align="start" style:justify-single-word="false"/>
      <style:text-properties officeooo:paragraph-rsid="003382cd"/>
    </style:style>
    <style:style style:name="P112" style:family="paragraph" style:parent-style-name="Table_20_Contents">
      <style:paragraph-properties fo:text-align="start" style:justify-single-word="false"/>
      <style:text-properties officeooo:paragraph-rsid="0031a7ce"/>
    </style:style>
    <style:style style:name="P113" style:family="paragraph" style:parent-style-name="Table_20_Contents">
      <style:paragraph-properties fo:text-align="start" style:justify-single-word="false"/>
      <style:text-properties officeooo:paragraph-rsid="003607f0"/>
    </style:style>
    <style:style style:name="P114" style:family="paragraph" style:parent-style-name="Table_20_Contents">
      <style:paragraph-properties fo:text-align="start" style:justify-single-word="false"/>
      <style:text-properties officeooo:paragraph-rsid="003793c3"/>
    </style:style>
    <style:style style:name="P115" style:family="paragraph" style:parent-style-name="Table_20_Contents">
      <style:paragraph-properties fo:text-align="start" style:justify-single-word="false"/>
      <style:text-properties officeooo:paragraph-rsid="002a7d0c"/>
    </style:style>
    <style:style style:name="T1" style:family="text">
      <style:text-properties fo:font-size="13pt" officeooo:rsid="000b58f4" style:font-size-asian="11.3500003814697pt" style:font-size-complex="13pt"/>
    </style:style>
    <style:style style:name="T2" style:family="text">
      <style:text-properties fo:font-size="13pt" officeooo:rsid="000c0639" style:font-size-asian="11.3500003814697pt" style:font-size-complex="13pt"/>
    </style:style>
    <style:style style:name="T3" style:family="text">
      <style:text-properties fo:font-size="13pt" officeooo:rsid="002a7d0c" style:font-size-asian="13pt" style:font-size-complex="13pt"/>
    </style:style>
    <style:style style:name="T4" style:family="text">
      <style:text-properties fo:font-size="13pt" officeooo:rsid="002b6cf4" style:font-size-asian="13pt" style:font-size-complex="13pt"/>
    </style:style>
    <style:style style:name="T5" style:family="text">
      <style:text-properties fo:font-size="13pt" officeooo:rsid="0009834b" style:font-size-asian="13pt" style:font-size-complex="13pt"/>
    </style:style>
    <style:style style:name="T6" style:family="text">
      <style:text-properties fo:font-size="13pt" officeooo:rsid="00215201" style:font-size-asian="13pt" style:font-size-complex="13pt"/>
    </style:style>
    <style:style style:name="T7" style:family="text">
      <style:text-properties fo:font-size="13pt" officeooo:rsid="003382cd" style:font-size-asian="13pt" style:font-size-complex="13pt"/>
    </style:style>
    <style:style style:name="T8" style:family="text">
      <style:text-properties fo:font-size="13pt" officeooo:rsid="00251506" style:font-size-asian="13pt" style:font-size-complex="13pt"/>
    </style:style>
    <style:style style:name="T9" style:family="text">
      <style:text-properties fo:font-size="13pt" officeooo:rsid="003456af" style:font-size-asian="13pt" style:font-size-complex="13pt"/>
    </style:style>
    <style:style style:name="T10" style:family="text">
      <style:text-properties fo:font-size="13pt" officeooo:rsid="003607f0" style:font-size-asian="13pt" style:font-size-complex="13pt"/>
    </style:style>
    <style:style style:name="T11" style:family="text">
      <style:text-properties fo:font-size="13pt" officeooo:rsid="003793c3" style:font-size-asian="13pt" style:font-size-complex="13pt"/>
    </style:style>
    <style:style style:name="T12" style:family="text">
      <style:text-properties officeooo:rsid="000c0639"/>
    </style:style>
    <style:style style:name="T13" style:family="text">
      <style:text-properties officeooo:rsid="000cdcae"/>
    </style:style>
    <style:style style:name="T14" style:family="text">
      <style:text-properties officeooo:rsid="000e0d16"/>
    </style:style>
    <style:style style:name="T15" style:family="text">
      <style:text-properties fo:font-size="14pt" officeooo:rsid="000c0639" style:font-size-asian="14pt" style:font-size-complex="14pt"/>
    </style:style>
    <style:style style:name="T16" style:family="text">
      <style:text-properties fo:font-size="14pt" officeooo:rsid="000e0d16" style:font-size-asian="14pt" style:font-size-complex="14pt"/>
    </style:style>
    <style:style style:name="T17" style:family="text">
      <style:text-properties fo:font-size="14pt" officeooo:rsid="002141ec" style:font-size-asian="14pt" style:font-size-complex="14pt"/>
    </style:style>
    <style:style style:name="T18" style:family="text">
      <style:text-properties fo:font-size="14pt" officeooo:rsid="00251506" style:font-size-asian="14pt" style:font-size-complex="14pt"/>
    </style:style>
    <style:style style:name="T19" style:family="text">
      <style:text-properties fo:font-size="14pt" officeooo:rsid="002a7d0c" style:font-size-asian="14pt" style:font-size-complex="14pt"/>
    </style:style>
    <style:style style:name="T20" style:family="text">
      <style:text-properties fo:font-size="14pt" officeooo:rsid="003607f0" style:font-size-asian="14pt" style:font-size-complex="14pt"/>
    </style:style>
    <style:style style:name="T21" style:family="text">
      <style:text-properties officeooo:rsid="00157618"/>
    </style:style>
    <style:style style:name="T22" style:family="text">
      <style:text-properties officeooo:rsid="0022348e"/>
    </style:style>
    <style:style style:name="T23" style:family="text">
      <style:text-properties officeooo:rsid="0022ec71"/>
    </style:style>
    <style:style style:name="T24" style:family="text">
      <style:text-properties officeooo:rsid="00251506"/>
    </style:style>
    <style:style style:name="T25" style:family="text">
      <style:text-properties officeooo:rsid="00259ae0"/>
    </style:style>
    <style:style style:name="T26" style:family="text">
      <style:text-properties officeooo:rsid="002732e3"/>
    </style:style>
    <style:style style:name="T27" style:family="text">
      <style:text-properties officeooo:rsid="002844bf"/>
    </style:style>
    <style:style style:name="T28" style:family="text">
      <style:text-properties officeooo:rsid="002a7d0c"/>
    </style:style>
    <style:style style:name="T29" style:family="text">
      <style:text-properties officeooo:rsid="002b6cf4"/>
    </style:style>
    <style:style style:name="T30" style:family="text">
      <style:text-properties officeooo:rsid="002db176"/>
    </style:style>
    <style:style style:name="T31" style:family="text">
      <style:text-properties fo:font-weight="normal" officeooo:rsid="0009834b" style:font-weight-asian="normal" style:font-weight-complex="normal"/>
    </style:style>
    <style:style style:name="T32" style:family="text">
      <style:text-properties officeooo:rsid="0009834b"/>
    </style:style>
    <style:style style:name="T33" style:family="text">
      <style:text-properties officeooo:rsid="003382cd"/>
    </style:style>
    <style:style style:name="T34" style:family="text">
      <style:text-properties officeooo:rsid="00215201"/>
    </style:style>
    <style:style style:name="T35" style:family="text">
      <style:text-properties officeooo:rsid="00342bea"/>
    </style:style>
    <style:style style:name="T36" style:family="text">
      <style:text-properties officeooo:rsid="003456af"/>
    </style:style>
    <style:style style:name="T37" style:family="text">
      <style:text-properties officeooo:rsid="003607f0"/>
    </style:style>
    <style:style style:name="T38" style:family="text">
      <style:text-properties officeooo:rsid="003793c3"/>
    </style:style>
    <style:style style:name="T39" style:family="text">
      <style:text-properties officeooo:rsid="0037ad1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borator 4-6</text:p>
      <text:p text:style-name="P2"/>
      <text:p text:style-name="P3">Enunţ</text:p>
      <text:p text:style-name="P6"/>
      <text:p text:style-name="P7">Clientul doreşte o aplicaţie pentru gestiunea concurenţilor de la un concurs de programare. Programul înregistrează scorul obţinut de fiecare concurent la 10 probe diferite, fiecare probă este notată cu un scor de la 1 la 10. Fiecare participant este identificat printr-un număr de concurs, scorul este ţinut într-o listă unde concurentul 3 are scorul pe poziţia 3 in listă.</text:p>
      <text:p text:style-name="P6"/>
      <text:p text:style-name="P6"/>
      <text:p text:style-name="P3">Listă funcţionalităţi</text:p>
      <text:p text:style-name="P1"/>
      <text:list xml:id="list3934637262" text:style-name="L1">
        <text:list-item>
          <text:p text:style-name="P57">Adaugă un scor la un participant</text:p>
        </text:list-item>
      </text:list>
      <text:list xml:id="list301384382" text:style-name="L2">
        <text:list-item>
          <text:p text:style-name="P59">Adaugă scor pentru un nou participant (ultimul participant) </text:p>
        </text:list-item>
        <text:list-item>
          <text:p text:style-name="P59">Inserare scor pentru un participant.</text:p>
        </text:list-item>
      </text:list>
      <text:list xml:id="list201331475073823" text:continue-list="list3934637262" text:style-name="L1">
        <text:list-item>
          <text:p text:style-name="P57">Modificare scor</text:p>
        </text:list-item>
      </text:list>
      <text:list xml:id="list1924016171" text:style-name="L3">
        <text:list-item>
          <text:p text:style-name="P60">Șterge scorul pentru un participant dat. </text:p>
        </text:list-item>
        <text:list-item>
          <text:p text:style-name="P60">Șterge scorul pentru un interval de participanți. </text:p>
        </text:list-item>
        <text:list-item>
          <text:p text:style-name="P60">Înlocuiește scorul de la un participant.</text:p>
        </text:list-item>
      </text:list>
      <text:list xml:id="list201330982075163" text:continue-list="list201331475073823" text:style-name="L1">
        <text:list-item>
          <text:p text:style-name="P58">Tipărește lista de participanți</text:p>
        </text:list-item>
      </text:list>
      <text:list xml:id="list2581743915" text:style-name="L4">
        <text:list-item>
          <text:p text:style-name="P64">Tipărește participanții care au scor mai mic decât un scor dat. </text:p>
        </text:list-item>
        <text:list-item>
          <text:p text:style-name="P64">Tipărește participanții ordona<text:span text:style-name="T12">ţi</text:span> după scor </text:p>
        </text:list-item>
        <text:list-item>
          <text:p text:style-name="P64">Tipărește participanții cu scor mai mare decât un scor dat, ordona<text:span text:style-name="T12">ţi</text:span> după scor. </text:p>
        </text:list-item>
      </text:list>
      <text:list xml:id="list201331549855242" text:continue-list="list201330982075163" text:style-name="L1">
        <text:list-item>
          <text:p text:style-name="P57">Operaţii pe un subset de participanţi</text:p>
        </text:list-item>
      </text:list>
      <text:list xml:id="list2063413588" text:style-name="L5">
        <text:list-item>
          <text:p text:style-name="P61">Calculează media scorurilor pentru un interval dat (ex. Se da 1 și 5 se tipărește media scorurilor participanților 1,2,3,4 și 5<text:span text:style-name="T12">)</text:span> </text:p>
        </text:list-item>
        <text:list-item>
          <text:p text:style-name="P61">Calculează scorul minim pentru un interval de participanți dat. </text:p>
        </text:list-item>
        <text:list-item>
          <text:p text:style-name="P61">Tipărește participanții dintr-un interval dat care au scorul multiplu de 10.</text:p>
        </text:list-item>
      </text:list>
      <text:list xml:id="list201330340372811" text:continue-list="list201331549855242" text:style-name="L1">
        <text:list-item>
          <text:p text:style-name="P57">Filtrare</text:p>
        </text:list-item>
      </text:list>
      <text:list xml:id="list708912780" text:style-name="L6">
        <text:list-item>
          <text:p text:style-name="P62">Filtrare participanți care au scorul multiplu unui număr dat. Ex. Se da numărul 10, se elimină scorul de la toți participanții care nu au scorul multiplu de 10. </text:p>
        </text:list-item>
        <text:list-item>
          <text:p text:style-name="P62">Filtrare participanți care au scorul mai mic decât un scor dat.</text:p>
        </text:list-item>
      </text:list>
      <text:list xml:id="list201331879269567" text:continue-list="list201330340372811" text:style-name="L1">
        <text:list-item>
          <text:p text:style-name="P57">Undo</text:p>
        </text:list-item>
      </text:list>
      <text:list xml:id="list907812345" text:style-name="L7">
        <text:list-item>
          <text:p text:style-name="P63">Reface ultima operație (lista de scoruri revine la numerele ce existau înainte de ultima operație care a modificat lista) </text:p>
        </text:list-item>
      </text:list>
      <text:p text:style-name="P3"/>
      <text:p text:style-name="P4"/>
      <text:p text:style-name="P4"/>
      <text:p text:style-name="P4"><text:soft-page-break/>Planul de iteraţii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5">Iteraţia 1</text:p>
          </table:table-cell>
          <table:table-cell table:style-name="Table1.B1" office:value-type="string">
            <text:list xml:id="list1190832483" text:style-name="L8">
              <text:list-item>
                <text:p text:style-name="P73">Funcţionalitatea 1: Adaugă scor pentru un nou participant</text:p>
              </text:list-item>
              <text:list-item>
                <text:p text:style-name="P74">Funcţionalitatea <text:span text:style-name="T12">2</text:span>: Modificare scor</text:p>
              </text:list-item>
              <text:list-item>
                <text:p text:style-name="P74">Funcţionalitatea <text:span text:style-name="T12">3: Tipăreşte lista de participanţi</text:span></text:p>
              </text:list-item>
            </text:list>
          </table:table-cell>
        </table:table-row>
        <table:table-row table:style-name="TableLine94183524657056">
          <table:table-cell table:style-name="Table1.A2" office:value-type="string">
            <text:p text:style-name="P54">Iteraţia <text:span text:style-name="T12">2</text:span></text:p>
          </table:table-cell>
          <table:table-cell table:style-name="Table1.B2" office:value-type="string">
            <text:list xml:id="list201331439382511" text:continue-numbering="true" text:style-name="L8">
              <text:list-item>
                <text:p text:style-name="P110"><text:span text:style-name="T1">Funcţionalitatea </text:span><text:span text:style-name="T2">4</text:span><text:span text:style-name="T1">: </text:span><text:span text:style-name="T2">Operaţii pe un subset de paticipanţi</text:span></text:p>
              </text:list-item>
              <text:list-item>
                <text:p text:style-name="P110"><text:span text:style-name="T1">Funcţionalitatea </text:span><text:span text:style-name="T2">5</text:span><text:span text:style-name="T1">: </text:span><text:span text:style-name="T2">Filtrare</text:span></text:p>
              </text:list-item>
            </text:list>
          </table:table-cell>
        </table:table-row>
        <table:table-row table:style-name="TableLine94183524658032">
          <table:table-cell table:style-name="Table1.A2" office:value-type="string">
            <text:p text:style-name="P54">Iteraţia <text:span text:style-name="T12">3</text:span></text:p>
          </table:table-cell>
          <table:table-cell table:style-name="Table1.B2" office:value-type="string">
            <text:list xml:id="list201331881136994" text:continue-numbering="true" text:style-name="L8">
              <text:list-item>
                <text:p text:style-name="P110"><text:span text:style-name="T1">Funcţionalitatea </text:span><text:span text:style-name="T2">6</text:span><text:span text:style-name="T1">: </text:span><text:span text:style-name="T2">Undo</text:span></text:p>
              </text:list-item>
            </text:list>
          </table:table-cell>
        </table:table-row>
      </table:table>
      <text:p text:style-name="P16"/>
      <text:p text:style-name="P16"/>
      <text:p text:style-name="P12">Scenariu de rulare pentru funcţionalitatea de adăugare scor pentru <text:span text:style-name="T14">la un </text:span>participan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83524659728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0">Utilizator</text:p>
          </table:table-cell>
          <table:table-cell table:style-name="Table2.A1" office:value-type="string">
            <text:p text:style-name="P20">Program</text:p>
          </table:table-cell>
          <table:table-cell table:style-name="Table2.D1" office:value-type="string">
            <text:p text:style-name="P20">Descriere</text:p>
          </table:table-cell>
        </table:table-row>
        <table:table-row table:style-name="TableLine94183524704400">
          <table:table-cell table:style-name="Table2.A2" office:value-type="string">
            <text:p text:style-name="P24">a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8">add or insert</text:p>
          </table:table-cell>
          <table:table-cell table:style-name="Table2.D2" office:value-type="string">
            <text:p text:style-name="P20">Tipăreşte UI-ul</text:p>
          </table:table-cell>
        </table:table-row>
        <table:table-row table:style-name="TableLine94183524706928">
          <table:table-cell table:style-name="Table2.A2" office:value-type="string">
            <text:p text:style-name="P24">b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8">add</text:p>
          </table:table-cell>
          <table:table-cell table:style-name="Table2.D2" office:value-type="string">
            <text:p text:style-name="P28">T<text:span text:style-name="T14">r</text:span>atează cazul de adăugare</text:p>
          </table:table-cell>
        </table:table-row>
        <table:table-row table:style-name="TableLine94183524707840">
          <table:table-cell table:style-name="Table2.A2" office:value-type="string">
            <text:p text:style-name="P47">c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44">scores:</text:p>
          </table:table-cell>
          <table:table-cell table:style-name="Table2.D2" office:value-type="string">
            <text:p text:style-name="P31">Cere id-ul concurentului dorit</text:p>
          </table:table-cell>
        </table:table-row>
        <table:table-row table:style-name="TableLine94183524708800">
          <table:table-cell table:style-name="Table2.A2" office:value-type="string">
            <text:p text:style-name="P47">d</text:p>
          </table:table-cell>
          <table:table-cell table:style-name="Table2.A2" office:value-type="string">
            <text:p text:style-name="P23">5 6 7 1 2 3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3">Adaugă scorurile <text:span text:style-name="T13">în listă</text:span></text:p>
          </table:table-cell>
        </table:table-row>
        <table:table-row table:style-name="TableLine94183524709712">
          <table:table-cell table:style-name="Table2.A2" office:value-type="string">
            <text:p text:style-name="P47">e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insert</text:p>
          </table:table-cell>
          <table:table-cell table:style-name="Table2.D2" office:value-type="string">
            <text:p text:style-name="P28">Tratează cazul de inserare</text:p>
          </table:table-cell>
        </table:table-row>
        <table:table-row table:style-name="TableLine94183524710576">
          <table:table-cell table:style-name="Table2.A2" office:value-type="string">
            <text:p text:style-name="P47">f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<text:span text:style-name="T14">i</text:span>d:</text:p>
          </table:table-cell>
          <table:table-cell table:style-name="Table2.D2" office:value-type="string">
            <text:p text:style-name="P28">Cere id-ul concurentului dorit</text:p>
          </table:table-cell>
        </table:table-row>
        <table:table-row table:style-name="TableLine94183524711568">
          <table:table-cell table:style-name="Table2.A2" office:value-type="string">
            <text:p text:style-name="P47">g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28">Primeşte <text:span text:style-name="T21">id-ul</text:span> dorit</text:p>
          </table:table-cell>
        </table:table-row>
        <table:table-row table:style-name="TableLine94183524712640">
          <table:table-cell table:style-name="Table2.A2" office:value-type="string">
            <text:p text:style-name="P47">h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44">scores:</text:p>
          </table:table-cell>
          <table:table-cell table:style-name="Table2.D2" office:value-type="string">
            <text:p text:style-name="P28">Cere <text:span text:style-name="T24">scorurile</text:span></text:p>
          </table:table-cell>
        </table:table-row>
        <table:table-row table:style-name="TableLine94183524713632">
          <table:table-cell table:style-name="Table2.A2" office:value-type="string">
            <text:p text:style-name="P47">i</text:p>
          </table:table-cell>
          <table:table-cell table:style-name="Table2.A2" office:value-type="string">
            <text:p text:style-name="P28">9 9 9 9</text:p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28">Inserează scorurile la participantul dorit</text:p>
          </table:table-cell>
        </table:table-row>
        <table:table-row table:style-name="TableLine94183524714704">
          <table:table-cell table:style-name="Table2.A2" office:value-type="string">
            <text:p text:style-name="P47">j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insert</text:p>
          </table:table-cell>
          <table:table-cell table:style-name="Table2.D2" office:value-type="string">
            <text:p text:style-name="P28">Tratează cazul de inserare</text:p>
          </table:table-cell>
        </table:table-row>
        <table:table-row table:style-name="TableLine94183524715776">
          <table:table-cell table:style-name="Table2.A2" office:value-type="string">
            <text:p text:style-name="P47">k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<text:span text:style-name="T14">i</text:span>d:</text:p>
          </table:table-cell>
          <table:table-cell table:style-name="Table2.D2" office:value-type="string">
            <text:p text:style-name="P28">Cere id-ul concurentului dorit</text:p>
          </table:table-cell>
        </table:table-row>
        <table:table-row table:style-name="TableLine94183524716848">
          <table:table-cell table:style-name="Table2.A2" office:value-type="string">
            <text:p text:style-name="P47">l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<text:span text:style-name="T26">t</text:span>oo many scores trying to be added -&gt; the maximum scores to be stored for a participant is <text:span text:style-name="T14">10</text:span>!</text:p>
          </table:table-cell>
          <table:table-cell table:style-name="Table2.D2" office:value-type="string">
            <text:p text:style-name="P28">Trateză cazul în care se doreşte să se insereze un scor pentru un participant, dar acesta are deja numărul maxim posibil introdus</text:p>
          </table:table-cell>
        </table:table-row>
      </table:table>
      <text:p text:style-name="P9"/>
      <text:p text:style-name="P10"/>
      <text:p text:style-name="P14">Cazuri de testare pentru <text:span text:style-name="T12">funcţionalitatea de adăugare scor pentru </text:span><text:span text:style-name="T14">la un </text:span><text:span text:style-name="T12">participant</text:span></text:p>
      <table:table table:name="Table5" table:style-name="Table5">
        <table:table-column table:style-name="Table5.A"/>
        <table:table-column table:style-name="Table5.B"/>
        <table:table-row table:style-name="TableLine94183524719984">
          <table:table-cell table:style-name="Table5.A1" office:value-type="string">
            <text:p text:style-name="P44">Date: cmd, sort_l, id</text:p>
          </table:table-cell>
          <table:table-cell table:style-name="Table5.B1" office:value-type="string">
            <text:p text:style-name="P44">Rezultate: adăugare sau inserţie de scoruri</text:p>
          </table:table-cell>
        </table:table-row>
        <table:table-row table:style-name="TableLine94183524739536">
          <table:table-cell table:style-name="Table5.A2" office:value-type="string">
            <text:p text:style-name="P44"><text:span text:style-name="T29">cmd: </text:span>add<text:line-break/><text:span text:style-name="T25">scores: </text:span>2.7 5 6 7 1 3 </text:p>
          </table:table-cell>
          <table:table-cell table:style-name="Table5.B2" office:value-type="string">
            <text:p text:style-name="P51">Adaugă participantul cu scorul aferent la sfârşitul listei</text:p>
          </table:table-cell>
        </table:table-row>
        <table:table-row table:style-name="Table5.3">
          <table:table-cell table:style-name="Table5.A2" office:value-type="string">
            <text:p text:style-name="P44">insert<text:line-break/>id: 0</text:p>
            <text:p text:style-name="P44"><text:soft-page-break/>scores: 9.8 <text:span text:style-name="T27">7</text:span></text:p>
          </table:table-cell>
          <table:table-cell table:style-name="Table5.B2" office:value-type="string">
            <text:p text:style-name="P51">Inserează în lista de scoruri participantului cu id-ul 0 scorile precizate</text:p>
          </table:table-cell>
        </table:table-row>
        <table:table-row table:style-name="TableLine94183524741344">
          <table:table-cell table:style-name="Table5.A2" office:value-type="string">
            <text:p text:style-name="P50"><text:span text:style-name="T29">cmd: </text:span>insert</text:p>
            <text:p text:style-name="P48">id: 1</text:p>
            <text:p text:style-name="P48">scores: 9.7</text:p>
          </table:table-cell>
          <table:table-cell table:style-name="Table5.B2" office:value-type="string">
            <text:p text:style-name="P48">invalid contest id!</text:p>
          </table:table-cell>
        </table:table-row>
        <table:table-row table:style-name="TableLine94183524741824">
          <table:table-cell table:style-name="Table5.A2" office:value-type="string">
            <text:p text:style-name="P50"><text:span text:style-name="T29">cmd: </text:span>add</text:p>
            <text:p text:style-name="P48">scores: 7.8 9 <text:span text:style-name="T27">a</text:span></text:p>
          </table:table-cell>
          <table:table-cell table:style-name="Table5.B2" office:value-type="string">
            <text:p text:style-name="P48">invalid numbers!</text:p>
          </table:table-cell>
        </table:table-row>
        <table:table-row table:style-name="TableLine94183524742496">
          <table:table-cell table:style-name="Table5.A2" office:value-type="string">
            <text:p text:style-name="P50"><text:span text:style-name="T29">cmd: </text:span>add</text:p>
            <text:p text:style-name="P48">scores: 9 7 1 2 4</text:p>
          </table:table-cell>
          <table:table-cell table:style-name="Table5.B2" office:value-type="string">
            <text:p text:style-name="P51">Adaugă participantul cu scorul aferent la sfârşitul listei</text:p>
          </table:table-cell>
        </table:table-row>
        <table:table-row table:style-name="TableLine94183524743248">
          <table:table-cell table:style-name="Table5.A2" office:value-type="string">
            <text:p text:style-name="P50"><text:span text:style-name="T29">cmd: </text:span>insert</text:p>
            <text:p text:style-name="P48">id: 1</text:p>
            <text:p text:style-name="P48">scores: 9.7 <text:span text:style-name="T27">1.2</text:span></text:p>
          </table:table-cell>
          <table:table-cell table:style-name="Table5.B2" office:value-type="string">
            <text:p text:style-name="P51">Inserează în lista de scoruri participantului cu id-ul 1 scorile precizate</text:p>
          </table:table-cell>
        </table:table-row>
        <table:table-row table:style-name="TableLine94183524744000">
          <table:table-cell table:style-name="Table5.A2" office:value-type="string">
            <text:p text:style-name="P50"><text:span text:style-name="T29">cmd: </text:span>insert</text:p>
            <text:p text:style-name="P48">id: 1</text:p>
            <text:p text:style-name="P48">scores: 7 9 1 10 7</text:p>
          </table:table-cell>
          <table:table-cell table:style-name="Table5.B2" office:value-type="string">
            <text:p text:style-name="P28"><text:span text:style-name="T27">t</text:span>oo many scores trying to be added -&gt; the maximum scores to be stored for a participant is <text:span text:style-name="T14">10</text:span>!</text:p>
          </table:table-cell>
        </table:table-row>
        <table:table-row table:style-name="TableLine94183524744752">
          <table:table-cell table:style-name="Table5.A2" office:value-type="string">
            <text:p text:style-name="P50"><text:span text:style-name="T29">cmd: </text:span>add</text:p>
            <text:p text:style-name="P49">scores: 9 7 1 2 4 <text:span text:style-name="T27">11</text:span></text:p>
          </table:table-cell>
          <table:table-cell table:style-name="Table5.B2" office:value-type="string">
            <text:p text:style-name="P51">scores must be between 1 and 10!</text:p>
          </table:table-cell>
        </table:table-row>
      </table:table>
      <text:p text:style-name="P14"/>
      <text:p text:style-name="P13"/>
      <text:p text:style-name="P17"><text:span text:style-name="T15">Scenariu de rulare pentru funcţionalitatea de </text:span><text:span text:style-name="T16">modificare scor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83524746736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1">Utilizator</text:p>
          </table:table-cell>
          <table:table-cell table:style-name="Table3.A1" office:value-type="string">
            <text:p text:style-name="P21">Program</text:p>
          </table:table-cell>
          <table:table-cell table:style-name="Table3.D1" office:value-type="string">
            <text:p text:style-name="P21">Descriere</text:p>
          </table:table-cell>
        </table:table-row>
        <table:table-row table:style-name="TableLine94183524781728">
          <table:table-cell table:style-name="Table3.A2" office:value-type="string">
            <text:p text:style-name="P32">a</text:p>
          </table:table-cell>
          <table:table-cell table:style-name="Table3.A2" office:value-type="string">
            <text:p text:style-name="P36">del_id</text:p>
          </table:table-cell>
          <table:table-cell table:style-name="Table3.A2" office:value-type="string">
            <text:p text:style-name="P38"/>
          </table:table-cell>
          <table:table-cell table:style-name="Table3.D2" office:value-type="string">
            <text:p text:style-name="P29">T<text:span text:style-name="T14">r</text:span>atează cazul de <text:span text:style-name="T14">ştergere scor pentru un participant</text:span></text:p>
          </table:table-cell>
        </table:table-row>
        <table:table-row table:style-name="TableLine94183524784512">
          <table:table-cell table:style-name="Table3.A2" office:value-type="string">
            <text:p text:style-name="P40">b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38"><text:span text:style-name="T21">i</text:span>d: </text:p>
          </table:table-cell>
          <table:table-cell table:style-name="Table3.D2" office:value-type="string">
            <text:p text:style-name="P34">Cere id-ul concurentului dorit</text:p>
          </table:table-cell>
        </table:table-row>
        <table:table-row table:style-name="TableLine94183524785424">
          <table:table-cell table:style-name="Table3.A2" office:value-type="string">
            <text:p text:style-name="P40">c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4">Şterge lista scorurilor concurentului cu id-ul dorit</text:p>
          </table:table-cell>
        </table:table-row>
        <table:table-row table:style-name="TableLine94183524786464">
          <table:table-cell table:style-name="Table3.A2" office:value-type="string">
            <text:p text:style-name="P40">d</text:p>
          </table:table-cell>
          <table:table-cell table:style-name="Table3.A2" office:value-type="string">
            <text:p text:style-name="P36">del_int_id</text:p>
          </table:table-cell>
          <table:table-cell table:style-name="Table3.A2" office:value-type="string">
            <text:p text:style-name="P34"/>
          </table:table-cell>
          <table:table-cell table:style-name="Table3.D2" office:value-type="string">
            <text:p text:style-name="P34">Trateză cazul de ştergere scor pentru un interval de participant</text:p>
          </table:table-cell>
        </table:table-row>
        <table:table-row table:style-name="TableLine94183524787616">
          <table:table-cell table:style-name="Table3.A2" office:value-type="string">
            <text:p text:style-name="P40">e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4">id interval:</text:p>
          </table:table-cell>
          <table:table-cell table:style-name="Table3.D2" office:value-type="string">
            <text:p text:style-name="P34">Cere intervalul de id-uri pentru ştergere</text:p>
          </table:table-cell>
        </table:table-row>
        <table:table-row table:style-name="TableLine94183524788640">
          <table:table-cell table:style-name="Table3.A2" office:value-type="string">
            <text:p text:style-name="P40">f</text:p>
          </table:table-cell>
          <table:table-cell table:style-name="Table3.A2" office:value-type="string">
            <text:p text:style-name="P101">2 4</text:p>
          </table:table-cell>
          <table:table-cell table:style-name="Table3.A2" office:value-type="string">
            <text:p text:style-name="P34"/>
          </table:table-cell>
          <table:table-cell table:style-name="Table3.D2" office:value-type="string">
            <text:p text:style-name="P34">Ştergere scorurile aferente participanţilor cu id-ul cuprins în intervalul închis specificat</text:p>
          </table:table-cell>
        </table:table-row>
        <table:table-row table:style-name="TableLine94183524789712">
          <table:table-cell table:style-name="Table3.A2" office:value-type="string">
            <text:p text:style-name="P40">g</text:p>
          </table:table-cell>
          <table:table-cell table:style-name="Table3.A2" office:value-type="string">
            <text:p text:style-name="P36">replace_id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4">Trateză cazul de modificare scor pentru un participant</text:p>
          </table:table-cell>
        </table:table-row>
        <table:table-row table:style-name="TableLine94183524790784">
          <table:table-cell table:style-name="Table3.A2" office:value-type="string">
            <text:p text:style-name="P40">h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>Id:</text:p>
          </table:table-cell>
          <table:table-cell table:style-name="Table3.D2" office:value-type="string">
            <text:p text:style-name="P29">Cere id-ul concurentului dorit</text:p>
          </table:table-cell>
        </table:table-row>
        <table:table-row table:style-name="TableLine94183524791776">
          <table:table-cell table:style-name="Table3.A2" office:value-type="string">
            <text:p text:style-name="P40">i</text:p>
          </table:table-cell>
          <table:table-cell table:style-name="Table3.A2" office:value-type="string">
            <text:p text:style-name="P34">4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4">Primeşte id-ul dorit</text:p>
          </table:table-cell>
        </table:table-row>
        <table:table-row table:style-name="TableLine94183524792848">
          <table:table-cell table:style-name="Table3.A2" office:value-type="string">
            <text:p text:style-name="P32">j</text:p>
          </table:table-cell>
          <table:table-cell table:style-name="Table3.A2" office:value-type="string">
            <text:p text:style-name="P34">4 9 10 8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4">Înlocuieşte lista de scoruri a concurentului specificat cu cea introdusă</text:p>
          </table:table-cell>
        </table:table-row>
      </table:table>
      <text:p text:style-name="P10"/>
      <text:p text:style-name="P10"/>
      <text:p text:style-name="P10"/>
      <text:p text:style-name="P15"><text:soft-page-break/>Cazuri de testare pentru <text:span text:style-name="T12">funcţionalitatea </text:span><text:span text:style-name="T28">de modificare scor</text:span></text:p>
      <table:table table:name="Table6" table:style-name="Table6">
        <table:table-column table:style-name="Table6.A"/>
        <table:table-column table:style-name="Table6.B"/>
        <table:table-row table:style-name="TableLine94183524796304">
          <table:table-cell table:style-name="Table6.A1" office:value-type="string">
            <text:p text:style-name="P45">Date: cmd, <text:span text:style-name="T28">id, id_interval</text:span></text:p>
          </table:table-cell>
          <table:table-cell table:style-name="Table6.B1" office:value-type="string">
            <text:p text:style-name="P45">Rezultate: <text:span text:style-name="T28">ştergere şi modificare de scoruri</text:span></text:p>
          </table:table-cell>
        </table:table-row>
        <table:table-row table:style-name="TableLine94183524812592">
          <table:table-cell table:style-name="Table6.A2" office:value-type="string">
            <text:p text:style-name="P45"><text:span text:style-name="T29">cmd: </text:span><text:span text:style-name="T28">del_id</text:span></text:p>
            <text:p text:style-name="P52">id: 0</text:p>
          </table:table-cell>
          <table:table-cell table:style-name="Table6.B2" office:value-type="string">
            <text:p text:style-name="P52">Şterge scorul asociat participantului cu id-ul 0</text:p>
          </table:table-cell>
        </table:table-row>
        <table:table-row table:style-name="Table6.3">
          <table:table-cell table:style-name="Table6.A2" office:value-type="string">
            <text:p text:style-name="P56"><text:span text:style-name="T4">cmd: </text:span><text:span text:style-name="T3">del_int_id</text:span></text:p>
            <text:p text:style-name="P52">id interval: 1 0</text:p>
          </table:table-cell>
          <table:table-cell table:style-name="Table6.B2" office:value-type="string">
            <text:p text:style-name="P52">“invalid contest id interval!”</text:p>
          </table:table-cell>
        </table:table-row>
        <table:table-row table:style-name="TableLine94183524814784">
          <table:table-cell table:style-name="Table6.A2" office:value-type="string">
            <text:p text:style-name="P52"><text:span text:style-name="T29">cmd:</text:span>del_int_id</text:p>
            <text:p text:style-name="P52">id interval: 0 6</text:p>
          </table:table-cell>
          <table:table-cell table:style-name="Table6.B2" office:value-type="string">
            <text:p text:style-name="P52">Şterge scorul asociat participanţilor cu id-ul în intervalul [0, 6]</text:p>
          </table:table-cell>
        </table:table-row>
        <table:table-row table:style-name="Table6.5">
          <table:table-cell table:style-name="Table6.A2" office:value-type="string">
            <text:p text:style-name="P52"><text:span text:style-name="T29">cmd: </text:span>replace_id</text:p>
            <text:p text:style-name="P52">id: 7</text:p>
            <text:p text:style-name="P52">scores: 7 9 10 7</text:p>
          </table:table-cell>
          <table:table-cell table:style-name="Table6.B2" office:value-type="string">
            <text:p text:style-name="P52">Schimbă scorul concurentului cu id-ul 7 în [7, 9, 10, 7]</text:p>
          </table:table-cell>
        </table:table-row>
        <table:table-row table:style-name="TableLine94183524816144">
          <table:table-cell table:style-name="Table6.A2" office:value-type="string">
            <text:p text:style-name="P52"><text:span text:style-name="T29">cmd: </text:span>replace_id</text:p>
            <text:p text:style-name="P52">id: 189</text:p>
            <text:p text:style-name="P52">scores: 6 5 1</text:p>
          </table:table-cell>
          <table:table-cell table:style-name="Table6.B2" office:value-type="string">
            <text:p text:style-name="P52">“invalid contest id!”</text:p>
          </table:table-cell>
        </table:table-row>
        <table:table-row table:style-name="TableLine94183524816784">
          <table:table-cell table:style-name="Table6.A2" office:value-type="string">
            <text:p text:style-name="P52"><text:span text:style-name="T29">cmd: </text:span>replace_int_id</text:p>
          </table:table-cell>
          <table:table-cell table:style-name="Table6.B2" office:value-type="string">
            <text:p text:style-name="P52">“invalid command!”</text:p>
          </table:table-cell>
        </table:table-row>
      </table:table>
      <text:p text:style-name="P65"/>
      <text:p text:style-name="P65"/>
      <text:p text:style-name="P18"><text:span text:style-name="T15">Scenariu de rulare pentru funcţionalitatea de </text:span><text:span text:style-name="T17">tipărirea a listei de participanţi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183524818336"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2">Utilizator</text:p>
          </table:table-cell>
          <table:table-cell table:style-name="Table4.A1" office:value-type="string">
            <text:p text:style-name="P22">Program</text:p>
          </table:table-cell>
          <table:table-cell table:style-name="Table4.D1" office:value-type="string">
            <text:p text:style-name="P22">Descriere</text:p>
          </table:table-cell>
        </table:table-row>
        <table:table-row table:style-name="TableLine94183524880160">
          <table:table-cell table:style-name="Table4.A2" office:value-type="string">
            <text:p text:style-name="P33">a</text:p>
          </table:table-cell>
          <table:table-cell table:style-name="Table4.A2" office:value-type="string">
            <text:p text:style-name="P36">print_1</text:p>
          </table:table-cell>
          <table:table-cell table:style-name="Table4.A2" office:value-type="string">
            <text:p text:style-name="P39"/>
          </table:table-cell>
          <table:table-cell table:style-name="Table4.D2" office:value-type="string">
            <text:p text:style-name="P36">Trateză cazul în care trebuie să tipărească participanţii care au un scor mai mic decât un scor dat</text:p>
          </table:table-cell>
        </table:table-row>
        <table:table-row table:style-name="TableLine94183524882816">
          <table:table-cell table:style-name="Table4.A2" office:value-type="string">
            <text:p text:style-name="P42">b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>smaller than:</text:p>
          </table:table-cell>
          <table:table-cell table:style-name="Table4.D2" office:value-type="string">
            <text:p text:style-name="P36">Cere scorul maxim al participanţilor care trebuie să fie afişaţi</text:p>
          </table:table-cell>
        </table:table-row>
        <table:table-row table:style-name="TableLine94183524883728">
          <table:table-cell table:style-name="Table4.A2" office:value-type="string">
            <text:p text:style-name="P42">c</text:p>
          </table:table-cell>
          <table:table-cell table:style-name="Table4.A2" office:value-type="string">
            <text:p text:style-name="P36">6.23</text:p>
          </table:table-cell>
          <table:table-cell table:style-name="Table4.A2" office:value-type="string">
            <text:p text:style-name="P36"/>
          </table:table-cell>
          <table:table-cell table:style-name="Table4.D2" office:value-type="string">
            <text:p text:style-name="P36">Primeşte numărul dorit</text:p>
          </table:table-cell>
        </table:table-row>
        <table:table-row table:style-name="TableLine94183524884688">
          <table:table-cell table:style-name="Table4.A2" office:value-type="string">
            <text:p text:style-name="P42">d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36">id: 1</text:p>
            <text:p text:style-name="P36">score: 4.5</text:p>
            <text:p text:style-name="P36">id: 7</text:p>
            <text:p text:style-name="P36">score: 5.79</text:p>
          </table:table-cell>
          <table:table-cell table:style-name="Table4.D2" office:value-type="string">
            <text:p text:style-name="P36">Tipăreşte informaţia cerută</text:p>
          </table:table-cell>
        </table:table-row>
        <table:table-row table:style-name="TableLine94183524886864">
          <table:table-cell table:style-name="Table4.A2" office:value-type="string">
            <text:p text:style-name="P103">e</text:p>
          </table:table-cell>
          <table:table-cell table:style-name="Table4.A2" office:value-type="string">
            <text:p text:style-name="P36">print_2</text:p>
          </table:table-cell>
          <table:table-cell table:style-name="Table4.A2" office:value-type="string">
            <text:p text:style-name="P30"/>
          </table:table-cell>
          <table:table-cell table:style-name="Table4.D2" office:value-type="string">
            <text:p text:style-name="P36">Trateză cazul în care trebuie să tipărească participanţii ordonoaţi după scor</text:p>
          </table:table-cell>
        </table:table-row>
        <table:table-row table:style-name="TableLine94183524887936">
          <table:table-cell table:style-name="Table4.A2" office:value-type="string">
            <text:p text:style-name="P103">f</text:p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6">asc or desc:</text:p>
          </table:table-cell>
          <table:table-cell table:style-name="Table4.D2" office:value-type="string">
            <text:p text:style-name="P36">Cere modul de ordonare a participanţilor</text:p>
          </table:table-cell>
        </table:table-row>
        <table:table-row table:style-name="TableLine94183524889008">
          <table:table-cell table:style-name="Table4.A2" office:value-type="string">
            <text:p text:style-name="P103">g</text:p>
          </table:table-cell>
          <table:table-cell table:style-name="Table4.A2" office:value-type="string">
            <text:p text:style-name="P36">desc</text:p>
          </table:table-cell>
          <table:table-cell table:style-name="Table4.A2" office:value-type="string">
            <text:p text:style-name="P36"/>
          </table:table-cell>
          <table:table-cell table:style-name="Table4.D2" office:value-type="string">
            <text:p text:style-name="P36">Primeşte modul de ordonare</text:p>
          </table:table-cell>
        </table:table-row>
        <table:table-row table:style-name="TableLine94183524890000"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>Id: 5</text:p>
            <text:p text:style-name="P36">score: 10</text:p>
            <text:p text:style-name="P36">id: 4</text:p>
            <text:p text:style-name="P36">score: 9.78</text:p>
            <text:p text:style-name="P36">id: 11</text:p>
            <text:p text:style-name="P36">score: 9.56</text:p>
            <text:p text:style-name="P36"><text:soft-page-break/>…</text:p>
            <text:p text:style-name="P43">id: 12</text:p>
            <text:p text:style-name="P43">score: 1.52</text:p>
          </table:table-cell>
          <table:table-cell table:style-name="Table4.D2" office:value-type="string">
            <text:p text:style-name="P36">Tipăreşte informaţia cerută</text:p>
          </table:table-cell>
        </table:table-row>
        <table:table-row table:style-name="TableLine94183524891072">
          <table:table-cell table:style-name="Table4.A2" office:value-type="string">
            <text:p text:style-name="P103">h</text:p>
          </table:table-cell>
          <table:table-cell table:style-name="Table4.A2" office:value-type="string">
            <text:p text:style-name="P36">print_3</text:p>
          </table:table-cell>
          <table:table-cell table:style-name="Table4.A2" office:value-type="string">
            <text:p text:style-name="P35"/>
          </table:table-cell>
          <table:table-cell table:style-name="Table4.D2" office:value-type="string">
            <text:p text:style-name="P36">Trateză cazul în care trebuie să tipărească participanţii care au un scor mai <text:span text:style-name="T22">mare</text:span> decât un scor dat, <text:span text:style-name="T23">ordonaţi după scor</text:span></text:p>
          </table:table-cell>
        </table:table-row>
        <table:table-row table:style-name="TableLine94183524892144">
          <table:table-cell table:style-name="Table4.A2" office:value-type="string">
            <text:p text:style-name="P103">i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43">bigger than:</text:p>
          </table:table-cell>
          <table:table-cell table:style-name="Table4.D2" office:value-type="string">
            <text:p text:style-name="P43">Cere scorul minim al unui participant</text:p>
          </table:table-cell>
        </table:table-row>
        <table:table-row table:style-name="TableLine94183524893216">
          <table:table-cell table:style-name="Table4.A2" office:value-type="string">
            <text:p text:style-name="P103">j</text:p>
          </table:table-cell>
          <table:table-cell table:style-name="Table4.A2" office:value-type="string">
            <text:p text:style-name="P43">9.5</text:p>
          </table:table-cell>
          <table:table-cell table:style-name="Table4.A2" office:value-type="string">
            <text:p text:style-name="P43"/>
          </table:table-cell>
          <table:table-cell table:style-name="Table4.D2" office:value-type="string">
            <text:p text:style-name="P43">Primeşte scorul cerut</text:p>
          </table:table-cell>
        </table:table-row>
        <table:table-row table:style-name="TableLine94183524894288">
          <table:table-cell table:style-name="Table4.A2" office:value-type="string">
            <text:p text:style-name="P103">k</text:p>
          </table:table-cell>
          <table:table-cell table:style-name="Table4.A2" office:value-type="string">
            <text:p text:style-name="P43"/>
          </table:table-cell>
          <table:table-cell table:style-name="Table4.A2" office:value-type="string">
            <text:p text:style-name="P43">asc or desc</text:p>
          </table:table-cell>
          <table:table-cell table:style-name="Table4.D2" office:value-type="string">
            <text:p text:style-name="P37">Cere modul de ordonare a participanţilor</text:p>
          </table:table-cell>
        </table:table-row>
        <table:table-row table:style-name="TableLine94183524895360">
          <table:table-cell table:style-name="Table4.A2" office:value-type="string">
            <text:p text:style-name="P103">l</text:p>
          </table:table-cell>
          <table:table-cell table:style-name="Table4.A2" office:value-type="string">
            <text:p text:style-name="P43">asc</text:p>
          </table:table-cell>
          <table:table-cell table:style-name="Table4.A2" office:value-type="string">
            <text:p text:style-name="P43"/>
          </table:table-cell>
          <table:table-cell table:style-name="Table4.D2" office:value-type="string">
            <text:p text:style-name="P37">Primeşte modul de ordonare</text:p>
          </table:table-cell>
        </table:table-row>
        <table:table-row table:style-name="TableLine94183524896432">
          <table:table-cell table:style-name="Table4.A2" office:value-type="string">
            <text:p text:style-name="P103">m</text:p>
          </table:table-cell>
          <table:table-cell table:style-name="Table4.A2" office:value-type="string">
            <text:p text:style-name="P35">3</text:p>
          </table:table-cell>
          <table:table-cell table:style-name="Table4.A2" office:value-type="string">
            <text:p text:style-name="P37">id: 11</text:p>
            <text:p text:style-name="P37">score: 9.56</text:p>
            <text:p text:style-name="P36">id: 4</text:p>
            <text:p text:style-name="P36">score: 9.78</text:p>
            <text:p text:style-name="P37">Id: 5</text:p>
            <text:p text:style-name="P37">score: 10</text:p>
          </table:table-cell>
          <table:table-cell table:style-name="Table4.D2" office:value-type="string">
            <text:p text:style-name="P37">Tipăreşte informaţia cerută</text:p>
          </table:table-cell>
        </table:table-row>
      </table:table>
      <text:p text:style-name="P11"/>
      <text:p text:style-name="P11"/>
      <text:p text:style-name="P19"><text:span text:style-name="T18">Cazuri de testare pentru </text:span><text:span text:style-name="T15">funcţionalitatea </text:span><text:span text:style-name="T19">de tipărire a listei de participanţi</text:span></text:p>
      <table:table table:name="Table7" table:style-name="Table7">
        <table:table-column table:style-name="Table7.A"/>
        <table:table-column table:style-name="Table7.B"/>
        <table:table-row table:style-name="TableLine94183524899984">
          <table:table-cell table:style-name="Table7.A1" office:value-type="string">
            <text:p text:style-name="P45">Date: cmd, <text:span text:style-name="T29">sort_mode, max_score, min_score</text:span></text:p>
          </table:table-cell>
          <table:table-cell table:style-name="Table7.B1" office:value-type="string">
            <text:p text:style-name="P56"><text:span text:style-name="T8">Rezultate: </text:span><text:span text:style-name="T11">tipărirea listelor cerute</text:span></text:p>
          </table:table-cell>
        </table:table-row>
        <table:table-row table:style-name="TableLine94183524917568">
          <table:table-cell table:style-name="Table7.A2" office:value-type="string">
            <text:p text:style-name="P46"><text:span text:style-name="T29">cmd: </text:span><text:span text:style-name="T30">print_1</text:span></text:p>
            <text:p text:style-name="P53">max_score: 6</text:p>
          </table:table-cell>
          <table:table-cell table:style-name="Table7.B2" office:value-type="string">
            <text:p text:style-name="P53">id: 0</text:p>
            <text:p text:style-name="P53">Score: 4.65</text:p>
            <text:p text:style-name="P53">id:1</text:p>
            <text:p text:style-name="P53">score: 5.99</text:p>
            <text:p text:style-name="P53">id 4</text:p>
            <text:p text:style-name="P53">score 5.67</text:p>
          </table:table-cell>
        </table:table-row>
        <table:table-row table:style-name="Table7.3">
          <table:table-cell table:style-name="Table7.A2" office:value-type="string">
            <text:p text:style-name="P46"><text:span text:style-name="T29">cmd: </text:span><text:span text:style-name="T30">print_2</text:span></text:p>
            <text:p text:style-name="P53">sort_mode: desc</text:p>
          </table:table-cell>
          <table:table-cell table:style-name="Table7.B2" office:value-type="string">
            <text:p text:style-name="P53">id:4</text:p>
            <text:p text:style-name="P53">score: 9.34</text:p>
            <text:p text:style-name="P8">id: 3</text:p>
            <text:p text:style-name="P53">score: 7.89</text:p>
            <text:p text:style-name="P53">id 4</text:p>
            <text:p text:style-name="P53">score 5.99</text:p>
            <text:p text:style-name="P53">id:1</text:p>
            <text:p text:style-name="P53">score: 5.67</text:p>
            <text:p text:style-name="P53">id: 0</text:p>
            <text:p text:style-name="P53">Score: 4.65</text:p>
          </table:table-cell>
        </table:table-row>
        <table:table-row table:style-name="TableLine94183524919264">
          <table:table-cell table:style-name="Table7.A2" office:value-type="string">
            <text:p text:style-name="P46"><text:span text:style-name="T29">cmd: </text:span><text:span text:style-name="T30">print_3</text:span></text:p>
            <text:p text:style-name="P53">sort_mode: asc</text:p>
            <text:p text:style-name="P53">min_score: 5.69</text:p>
          </table:table-cell>
          <table:table-cell table:style-name="Table7.B2" office:value-type="string">
            <text:p text:style-name="P53">id 4</text:p>
            <text:p text:style-name="P53">score 5.99</text:p>
            <text:p text:style-name="P53">id: 3</text:p>
            <text:p text:style-name="P53">score: 7.89</text:p>
            <text:p text:style-name="P53">id:4</text:p>
            <text:p text:style-name="P53"><text:soft-page-break/>score: 9.34</text:p>
          </table:table-cell>
        </table:table-row>
        <table:table-row table:style-name="Table7.5">
          <table:table-cell table:style-name="Table7.A2" office:value-type="string">
            <text:p text:style-name="P53">cmd: print_4</text:p>
          </table:table-cell>
          <table:table-cell table:style-name="Table7.B2" office:value-type="string">
            <text:p text:style-name="P52">“<text:span text:style-name="T30">invalid command!”</text:span></text:p>
          </table:table-cell>
        </table:table-row>
      </table:table>
      <text:p text:style-name="P65"/>
      <text:p text:style-name="P66"/>
      <text:p text:style-name="P71"><text:span text:style-name="T12">Scenariu de rulare pentru funcţionalitatea de </text:span><text:span text:style-name="T37">o</text:span><text:span text:style-name="T31">peraţii pe un subset de participanţi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83552351392">
          <table:table-cell table:style-name="Table8.A1" office:value-type="string">
            <text:p text:style-name="P76"/>
          </table:table-cell>
          <table:table-cell table:style-name="Table8.A1" office:value-type="string">
            <text:p text:style-name="P78">Utilizator</text:p>
          </table:table-cell>
          <table:table-cell table:style-name="Table8.A1" office:value-type="string">
            <text:p text:style-name="P78">Program</text:p>
          </table:table-cell>
          <table:table-cell table:style-name="Table8.D1" office:value-type="string">
            <text:p text:style-name="P78">Descriere</text:p>
          </table:table-cell>
        </table:table-row>
        <table:table-row table:style-name="TableLine94183473121056">
          <table:table-cell table:style-name="Table8.A2" office:value-type="string">
            <text:p text:style-name="P80">a</text:p>
          </table:table-cell>
          <table:table-cell table:style-name="Table8.A2" office:value-type="string">
            <text:p text:style-name="P100">avg_int</text:p>
          </table:table-cell>
          <table:table-cell table:style-name="Table8.A2" office:value-type="string">
            <text:p text:style-name="P88"/>
          </table:table-cell>
          <table:table-cell table:style-name="Table8.D2" office:value-type="string">
            <text:p text:style-name="P111"><text:span text:style-name="T6">Trateză cazul în care trebuie să </text:span><text:span text:style-name="T7">calculeze</text:span><text:span text:style-name="T5"> media scorurilor pentru un interval dat</text:span></text:p>
          </table:table-cell>
        </table:table-row>
        <table:table-row table:style-name="TableLine94183474216688">
          <table:table-cell table:style-name="Table8.A2" office:value-type="string">
            <text:p text:style-name="P91">b</text:p>
          </table:table-cell>
          <table:table-cell table:style-name="Table8.A2" office:value-type="string">
            <text:p text:style-name="P85"/>
          </table:table-cell>
          <table:table-cell table:style-name="Table8.A2" office:value-type="string">
            <text:p text:style-name="P112"><text:span text:style-name="T7">id interval</text:span><text:span text:style-name="T6">:</text:span></text:p>
          </table:table-cell>
          <table:table-cell table:style-name="Table8.D2" office:value-type="string">
            <text:p text:style-name="P82">Cere intervalul de id-uri pentru <text:span text:style-name="T33">calcularea mediei scorurilor pentru un interval dat</text:span></text:p>
          </table:table-cell>
        </table:table-row>
        <table:table-row table:style-name="TableLine94183473681984">
          <table:table-cell table:style-name="Table8.A2" office:value-type="string">
            <text:p text:style-name="P91">c</text:p>
          </table:table-cell>
          <table:table-cell table:style-name="Table8.A2" office:value-type="string">
            <text:p text:style-name="P101">0 5</text:p>
          </table:table-cell>
          <table:table-cell table:style-name="Table8.A2" office:value-type="string">
            <text:p text:style-name="P85"/>
          </table:table-cell>
          <table:table-cell table:style-name="Table8.D2" office:value-type="string">
            <text:p text:style-name="P101">Primeşte intervalul dorit</text:p>
          </table:table-cell>
        </table:table-row>
        <table:table-row table:style-name="TableLine94183474366288">
          <table:table-cell table:style-name="Table8.A2" office:value-type="string">
            <text:p text:style-name="P91">d</text:p>
          </table:table-cell>
          <table:table-cell table:style-name="Table8.A2" office:value-type="string">
            <text:p text:style-name="P78"/>
          </table:table-cell>
          <table:table-cell table:style-name="Table8.A2" office:value-type="string">
            <text:p text:style-name="P101">7.81</text:p>
          </table:table-cell>
          <table:table-cell table:style-name="Table8.D2" office:value-type="string">
            <text:p text:style-name="P85">Tipăreşte informaţia cerută</text:p>
          </table:table-cell>
        </table:table-row>
        <table:table-row table:style-name="TableLine94183551675520">
          <table:table-cell table:style-name="Table8.A2" office:value-type="string">
            <text:p text:style-name="P103">e</text:p>
          </table:table-cell>
          <table:table-cell table:style-name="Table8.A2" office:value-type="string">
            <text:p text:style-name="P101">min_int</text:p>
          </table:table-cell>
          <table:table-cell table:style-name="Table8.A2" office:value-type="string">
            <text:p text:style-name="P95"/>
          </table:table-cell>
          <table:table-cell table:style-name="Table8.D2" office:value-type="string">
            <text:p text:style-name="P86">Trateză cazul în care trebuie să <text:span text:style-name="T33">afle scorul mediu pentru un interval dat</text:span></text:p>
          </table:table-cell>
        </table:table-row>
        <table:table-row table:style-name="TableLine94183474979024">
          <table:table-cell table:style-name="Table8.A2" office:value-type="string">
            <text:p text:style-name="P103">f</text:p>
          </table:table-cell>
          <table:table-cell table:style-name="Table8.A2" office:value-type="string">
            <text:p text:style-name="P80"/>
          </table:table-cell>
          <table:table-cell table:style-name="Table8.A2" office:value-type="string">
            <text:p text:style-name="P86"><text:span text:style-name="T33">id interval</text:span>:</text:p>
          </table:table-cell>
          <table:table-cell table:style-name="Table8.D2" office:value-type="string">
            <text:p text:style-name="P82">Cere intervalul de id-uri pentru <text:span text:style-name="T33">aflarea scorului mediu pentru un interval dat</text:span></text:p>
          </table:table-cell>
        </table:table-row>
        <table:table-row table:style-name="TableLine94183525354032">
          <table:table-cell table:style-name="Table8.A2" office:value-type="string">
            <text:p text:style-name="P103">g</text:p>
          </table:table-cell>
          <table:table-cell table:style-name="Table8.A2" office:value-type="string">
            <text:p text:style-name="P101">avg_int</text:p>
          </table:table-cell>
          <table:table-cell table:style-name="Table8.A2" office:value-type="string">
            <text:p text:style-name="P85"/>
          </table:table-cell>
          <table:table-cell table:style-name="Table8.D2" office:value-type="string">
            <text:p text:style-name="P86">Trateză cazul în care trebuie să <text:span text:style-name="T33">calculeze</text:span><text:span text:style-name="T32"> media scorurilor pentru un interval dat</text:span></text:p>
          </table:table-cell>
        </table:table-row>
        <table:table-row table:style-name="TableLine94183525409232">
          <table:table-cell table:style-name="Table8.A2" office:value-type="string">
            <text:p text:style-name="P90"/>
          </table:table-cell>
          <table:table-cell table:style-name="Table8.A2" office:value-type="string">
            <text:p text:style-name="P85"/>
          </table:table-cell>
          <table:table-cell table:style-name="Table8.A2" office:value-type="string">
            <text:p text:style-name="P94"><text:span text:style-name="T33">id interval</text:span><text:span text:style-name="T34">:</text:span></text:p>
          </table:table-cell>
          <table:table-cell table:style-name="Table8.D2" office:value-type="string">
            <text:p text:style-name="P82">Cere intervalul de id-uri pentru <text:span text:style-name="T33">calcularea mediei scorurilor pentru un interval dat</text:span></text:p>
          </table:table-cell>
        </table:table-row>
        <table:table-row table:style-name="TableLine94183474970240">
          <table:table-cell table:style-name="Table8.A2" office:value-type="string">
            <text:p text:style-name="P103">h</text:p>
          </table:table-cell>
          <table:table-cell table:style-name="Table8.A2" office:value-type="string">
            <text:p text:style-name="P101">6 5</text:p>
          </table:table-cell>
          <table:table-cell table:style-name="Table8.A2" office:value-type="string">
            <text:p text:style-name="P101"><text:span text:style-name="T35">i</text:span>nvalid contest id interval!</text:p>
          </table:table-cell>
          <table:table-cell table:style-name="Table8.D2" office:value-type="string">
            <text:p text:style-name="P101">Primeşte intervalul dorit, dar acesta este unul invalid</text:p>
          </table:table-cell>
        </table:table-row>
        <table:table-row table:style-name="TableLine94183472884896">
          <table:table-cell table:style-name="Table8.A2" office:value-type="string">
            <text:p text:style-name="P103">i</text:p>
          </table:table-cell>
          <table:table-cell table:style-name="Table8.A2" office:value-type="string">
            <text:p text:style-name="P101">mul_10</text:p>
          </table:table-cell>
          <table:table-cell table:style-name="Table8.A2" office:value-type="string">
            <text:p text:style-name="P93"/>
          </table:table-cell>
          <table:table-cell table:style-name="Table8.D2" office:value-type="string">
            <text:p text:style-name="P93"/>
          </table:table-cell>
        </table:table-row>
        <table:table-row table:style-name="TableLine94183544667312">
          <table:table-cell table:style-name="Table8.A2" office:value-type="string">
            <text:p text:style-name="P103">j</text:p>
          </table:table-cell>
          <table:table-cell table:style-name="Table8.A2" office:value-type="string">
            <text:p text:style-name="P93"/>
          </table:table-cell>
          <table:table-cell table:style-name="Table8.A2" office:value-type="string">
            <text:p text:style-name="P104">id interval:</text:p>
          </table:table-cell>
          <table:table-cell table:style-name="Table8.D2" office:value-type="string">
            <text:p text:style-name="P83">Cere intervalul de id-uri pentru <text:span text:style-name="T33">aflarea scorului mediu pentru un interval dat</text:span></text:p>
          </table:table-cell>
        </table:table-row>
        <table:table-row table:style-name="TableLine94183474964464">
          <table:table-cell table:style-name="Table8.A2" office:value-type="string">
            <text:p text:style-name="P103">k</text:p>
          </table:table-cell>
          <table:table-cell table:style-name="Table8.A2" office:value-type="string">
            <text:p text:style-name="P105">0 5</text:p>
          </table:table-cell>
          <table:table-cell table:style-name="Table8.A2" office:value-type="string">
            <text:p text:style-name="P93"/>
          </table:table-cell>
          <table:table-cell table:style-name="Table8.D2" office:value-type="string">
            <text:p text:style-name="P102">Primeşte intervalul dorit</text:p>
          </table:table-cell>
        </table:table-row>
        <table:table-row table:style-name="TableLine94183474818960">
          <table:table-cell table:style-name="Table8.A2" office:value-type="string">
            <text:p text:style-name="P103">l</text:p>
          </table:table-cell>
          <table:table-cell table:style-name="Table8.A2" office:value-type="string">
            <text:p text:style-name="P93">asc</text:p>
          </table:table-cell>
          <table:table-cell table:style-name="Table8.A2" office:value-type="string">
            <text:p text:style-name="P105">Ids: 1 4 5</text:p>
          </table:table-cell>
          <table:table-cell table:style-name="Table8.D2" office:value-type="string">
            <text:p text:style-name="P105">Se tipăreşte informaţia cerută</text:p>
          </table:table-cell>
        </table:table-row>
      </table:table>
      <text:p text:style-name="P68"/>
      <text:p text:style-name="P68"/>
      <text:p text:style-name="P70"><text:span text:style-name="T24">Cazuri de testare pentru </text:span><text:span text:style-name="T12">funcţionalitatea de </text:span><text:span text:style-name="T37">o</text:span><text:span text:style-name="T31">peraţii pe un subset de participanţi</text:span></text:p>
      <table:table table:name="Table9" table:style-name="Table9">
        <table:table-column table:style-name="Table9.A"/>
        <table:table-column table:style-name="Table9.B"/>
        <table:table-row table:style-name="TableLine94183474718160">
          <table:table-cell table:style-name="Table9.A1" office:value-type="string">
            <text:p text:style-name="P112"><text:span text:style-name="T8">Date: cmd, </text:span><text:span text:style-name="T9">id_interval</text:span></text:p>
          </table:table-cell>
          <table:table-cell table:style-name="Table9.B1" office:value-type="string">
            <text:p text:style-name="P112"><text:span text:style-name="T8">Rezultate: </text:span><text:span text:style-name="T11">operaţii pe un subset de participanţi</text:span></text:p>
          </table:table-cell>
        </table:table-row>
        <table:table-row table:style-name="TableLine94183474647488">
          <table:table-cell table:style-name="Table9.A2" office:value-type="string">
            <text:p text:style-name="P97"><text:span text:style-name="T29">cmd: </text:span><text:span text:style-name="T36">avg_int</text:span></text:p>
            <text:p text:style-name="P105">id_interval: 0 7</text:p>
          </table:table-cell>
          <table:table-cell table:style-name="Table9.B2" office:value-type="string">
            <text:p text:style-name="P105">8.65</text:p>
          </table:table-cell>
        </table:table-row>
        <text:soft-page-break/>
        <table:table-row table:style-name="Table9.3">
          <table:table-cell table:style-name="Table9.A2" office:value-type="string">
            <text:p text:style-name="P97"><text:span text:style-name="T29">cmd: </text:span><text:span text:style-name="T36">min_int</text:span></text:p>
            <text:p text:style-name="P105">it_interval: 0 4</text:p>
          </table:table-cell>
          <table:table-cell table:style-name="Table9.B2" office:value-type="string">
            <text:p text:style-name="P105">3.45</text:p>
          </table:table-cell>
        </table:table-row>
        <table:table-row table:style-name="TableLine94183474454624">
          <table:table-cell table:style-name="Table9.A2" office:value-type="string">
            <text:p text:style-name="P98"><text:span text:style-name="T29">cmd: </text:span><text:span text:style-name="T36">avg_int</text:span></text:p>
            <text:p text:style-name="P105">id_interval: 1 0</text:p>
          </table:table-cell>
          <table:table-cell table:style-name="Table9.B2" office:value-type="string">
            <text:p text:style-name="P105">“invalid contest id interval!”</text:p>
          </table:table-cell>
        </table:table-row>
        <table:table-row table:style-name="Table9.5">
          <table:table-cell table:style-name="Table9.A2" office:value-type="string">
            <text:p text:style-name="P105">Cmd: mul_10</text:p>
            <text:p text:style-name="P105">id_interval: 0 10</text:p>
          </table:table-cell>
          <table:table-cell table:style-name="Table9.B2" office:value-type="string">
            <text:p text:style-name="P105">ids: 5 6 9 10</text:p>
          </table:table-cell>
        </table:table-row>
        <table:table-row table:style-name="Table9.5">
          <table:table-cell table:style-name="Table9.A2" office:value-type="string">
            <text:p text:style-name="P105">cmd: mul_7</text:p>
          </table:table-cell>
          <table:table-cell table:style-name="Table9.B2" office:value-type="string">
            <text:p text:style-name="P105">“invalid command!”</text:p>
          </table:table-cell>
        </table:table-row>
      </table:table>
      <text:p text:style-name="P66"/>
      <text:p text:style-name="P72"><text:span text:style-name="T15">Scenariu de rulare pentru funcţionalitatea de </text:span><text:span text:style-name="T20">filtrare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183473988128">
          <table:table-cell table:style-name="Table10.A1" office:value-type="string">
            <text:p text:style-name="P77"/>
          </table:table-cell>
          <table:table-cell table:style-name="Table10.A1" office:value-type="string">
            <text:p text:style-name="P79">Utilizator</text:p>
          </table:table-cell>
          <table:table-cell table:style-name="Table10.A1" office:value-type="string">
            <text:p text:style-name="P79">Program</text:p>
          </table:table-cell>
          <table:table-cell table:style-name="Table10.D1" office:value-type="string">
            <text:p text:style-name="P79">Descriere</text:p>
          </table:table-cell>
        </table:table-row>
        <table:table-row table:style-name="TableLine94183553608784">
          <table:table-cell table:style-name="Table10.A2" office:value-type="string">
            <text:p text:style-name="P81">a</text:p>
          </table:table-cell>
          <table:table-cell table:style-name="Table10.A2" office:value-type="string">
            <text:p text:style-name="P107">filter_1</text:p>
          </table:table-cell>
          <table:table-cell table:style-name="Table10.A2" office:value-type="string">
            <text:p text:style-name="P89"/>
          </table:table-cell>
          <table:table-cell table:style-name="Table10.D2" office:value-type="string">
            <text:p text:style-name="P113"><text:span text:style-name="T6">Trateză cazul în care trebuie să </text:span><text:span text:style-name="T10">filtrăm participanţii cu scorul divizibil cu număr dat</text:span></text:p>
          </table:table-cell>
        </table:table-row>
        <table:table-row table:style-name="TableLine94183523750320">
          <table:table-cell table:style-name="Table10.A2" office:value-type="string">
            <text:p text:style-name="P92">b</text:p>
          </table:table-cell>
          <table:table-cell table:style-name="Table10.A2" office:value-type="string">
            <text:p text:style-name="P87"/>
          </table:table-cell>
          <table:table-cell table:style-name="Table10.A2" office:value-type="string">
            <text:p text:style-name="P113"><text:span text:style-name="T10">divisible with</text:span><text:span text:style-name="T6">:</text:span></text:p>
          </table:table-cell>
          <table:table-cell table:style-name="Table10.D2" office:value-type="string">
            <text:p text:style-name="P107">Cere numărul cu care scorul trebuie să fie divizibil</text:p>
          </table:table-cell>
        </table:table-row>
        <table:table-row table:style-name="TableLine94183553855520">
          <table:table-cell table:style-name="Table10.A2" office:value-type="string">
            <text:p text:style-name="P92">c</text:p>
          </table:table-cell>
          <table:table-cell table:style-name="Table10.A2" office:value-type="string">
            <text:p text:style-name="P107">7.81</text:p>
          </table:table-cell>
          <table:table-cell table:style-name="Table10.A2" office:value-type="string">
            <text:p text:style-name="P87"/>
          </table:table-cell>
          <table:table-cell table:style-name="Table10.D2" office:value-type="string">
            <text:p text:style-name="P108">Filtrează participanţii care au scorul un multiplu de 7.81</text:p>
          </table:table-cell>
        </table:table-row>
        <table:table-row table:style-name="TableLine94183554216176">
          <table:table-cell table:style-name="Table10.A2" office:value-type="string">
            <text:p text:style-name="P109">d</text:p>
          </table:table-cell>
          <table:table-cell table:style-name="Table10.A2" office:value-type="string">
            <text:p text:style-name="P108">filter_2</text:p>
          </table:table-cell>
          <table:table-cell table:style-name="Table10.A2" office:value-type="string">
            <text:p text:style-name="P96"/>
          </table:table-cell>
          <table:table-cell table:style-name="Table10.D2" office:value-type="string">
            <text:p text:style-name="P87">Trateză cazul în care trebuie să <text:span text:style-name="T33">afle scorul mediu pentru un interval dat</text:span></text:p>
          </table:table-cell>
        </table:table-row>
        <table:table-row table:style-name="TableLine94183473023072">
          <table:table-cell table:style-name="Table10.A2" office:value-type="string">
            <text:p text:style-name="P109">e</text:p>
          </table:table-cell>
          <table:table-cell table:style-name="Table10.A2" office:value-type="string">
            <text:p text:style-name="P81"/>
          </table:table-cell>
          <table:table-cell table:style-name="Table10.A2" office:value-type="string">
            <text:p text:style-name="P108">smaller_than:</text:p>
          </table:table-cell>
          <table:table-cell table:style-name="Table10.D2" office:value-type="string">
            <text:p text:style-name="P84">Cere <text:span text:style-name="T38">scorul după care trebuie filtrată lista de participanţi</text:span></text:p>
          </table:table-cell>
        </table:table-row>
        <table:table-row table:style-name="TableLine94183474196176">
          <table:table-cell table:style-name="Table10.A2" office:value-type="string">
            <text:p text:style-name="P109">f</text:p>
          </table:table-cell>
          <table:table-cell table:style-name="Table10.A2" office:value-type="string">
            <text:p text:style-name="P108">8</text:p>
          </table:table-cell>
          <table:table-cell table:style-name="Table10.A2" office:value-type="string">
            <text:p text:style-name="P87"/>
          </table:table-cell>
          <table:table-cell table:style-name="Table10.D2" office:value-type="string">
            <text:p text:style-name="P108">Filtrează participanţii care au scorul mai mic decât 8</text:p>
          </table:table-cell>
        </table:table-row>
      </table:table>
      <text:p text:style-name="P69"/>
      <text:p text:style-name="P69"/>
      <text:p text:style-name="P72"><text:span text:style-name="T18">Cazuri de testare pentru </text:span><text:span text:style-name="T15">funcţionalitatea de </text:span><text:span text:style-name="T20">filtrare</text:span></text:p>
      <table:table table:name="Table11" table:style-name="Table11">
        <table:table-column table:style-name="Table11.A"/>
        <table:table-column table:style-name="Table11.B"/>
        <table:table-row table:style-name="TableLine94183473905360">
          <table:table-cell table:style-name="Table11.A1" office:value-type="string">
            <text:p text:style-name="P113"><text:span text:style-name="T8">Date: cmd, </text:span><text:span text:style-name="T11">argument</text:span></text:p>
          </table:table-cell>
          <table:table-cell table:style-name="Table11.B1" office:value-type="string">
            <text:p text:style-name="P113"><text:span text:style-name="T8">Rezultate: </text:span><text:span text:style-name="T11">filtrarea listei de participanţi</text:span></text:p>
          </table:table-cell>
        </table:table-row>
        <table:table-row table:style-name="TableLine94183470654656">
          <table:table-cell table:style-name="Table11.A2" office:value-type="string">
            <text:p text:style-name="P99"><text:span text:style-name="T29">cmd: </text:span><text:span text:style-name="T38">filter_1</text:span></text:p>
            <text:p text:style-name="P113"><text:span text:style-name="T11">divisible with:</text:span><text:span text:style-name="T9"> </text:span><text:span text:style-name="T11">7.81</text:span></text:p>
          </table:table-cell>
          <table:table-cell table:style-name="Table11.B2" office:value-type="string">
            <text:p text:style-name="P106"/>
          </table:table-cell>
        </table:table-row>
        <table:table-row table:style-name="Table11.3">
          <table:table-cell table:style-name="Table11.A2" office:value-type="string">
            <text:p text:style-name="P113"><text:span text:style-name="T4">cmd: </text:span><text:span text:style-name="T11">filter_2</text:span></text:p>
            <text:p text:style-name="P108">smaller than: 8</text:p>
          </table:table-cell>
          <table:table-cell table:style-name="Table11.B2" office:value-type="string">
            <text:p text:style-name="P106"/>
          </table:table-cell>
        </table:table-row>
        <table:table-row table:style-name="TableLine94183472737600">
          <table:table-cell table:style-name="Table11.A2" office:value-type="string">
            <text:p text:style-name="P108">cmd: filter_3</text:p>
          </table:table-cell>
          <table:table-cell table:style-name="Table11.B2" office:value-type="string">
            <text:p text:style-name="P108">“invalid command!”</text:p>
          </table:table-cell>
        </table:table-row>
        <table:table-row table:style-name="Table11.5">
          <table:table-cell table:style-name="Table11.A2" office:value-type="string">
            <text:p text:style-name="P114"><text:span text:style-name="T4">cmd: </text:span><text:span text:style-name="T11">filter_2</text:span></text:p>
            <text:p text:style-name="P108">smaller than: 11</text:p>
          </table:table-cell>
          <table:table-cell table:style-name="Table11.B2" office:value-type="string">
            <text:p text:style-name="P106">“<text:span text:style-name="T39">scores must be between 1 and 10</text:span><text:span text:style-name="T38">!</text:span>”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6:17:12.131214327</meta:creation-date>
    <dc:date>2021-10-26T20:13:29.810189568</dc:date>
    <meta:editing-duration>PT4H41M51S</meta:editing-duration>
    <meta:editing-cycles>21</meta:editing-cycles>
    <meta:generator>LibreOffice/6.4.7.2$Linux_X86_64 LibreOffice_project/40$Build-2</meta:generator>
    <meta:document-statistic meta:table-count="11" meta:image-count="0" meta:object-count="0" meta:page-count="7" meta:paragraph-count="349" meta:word-count="1396" meta:character-count="8141" meta:non-whitespace-character-count="7108"/>
  </office:meta>
</office:document-meta>
</file>